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5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7" style:family="paragraph" style:parent-style-name="Standard">
      <style:paragraph-properties style:writing-mode="lr-tb"/>
    </style:style>
    <style:style style:name="P68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69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0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2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4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5" style:family="paragraph" style:parent-style-name="Standard">
      <style:text-properties officeooo:rsid="00501e9a" officeooo:paragraph-rsid="00501e9a"/>
    </style:style>
    <style:style style:name="P76" style:family="paragraph" style:parent-style-name="Standard">
      <style:text-properties officeooo:rsid="00501e9a" officeooo:paragraph-rsid="0053afab"/>
    </style:style>
    <style:style style:name="P77" style:family="paragraph" style:parent-style-name="Heading_20_1">
      <style:text-properties officeooo:paragraph-rsid="0049c2c3"/>
    </style:style>
    <style:style style:name="P78" style:family="paragraph" style:parent-style-name="Heading_20_1">
      <style:text-properties officeooo:paragraph-rsid="004bd68b"/>
    </style:style>
    <style:style style:name="P79" style:family="paragraph" style:parent-style-name="Heading_20_1">
      <style:text-properties officeooo:paragraph-rsid="0051d4aa"/>
    </style:style>
    <style:style style:name="P80" style:family="paragraph" style:parent-style-name="Heading_20_1">
      <style:text-properties officeooo:rsid="0049c2c3"/>
    </style:style>
    <style:style style:name="P81" style:family="paragraph" style:parent-style-name="Text_20_body">
      <style:text-properties fo:font-weight="bold" style:font-weight-asian="bold" style:font-weight-complex="bold"/>
    </style:style>
    <style:style style:name="P82" style:family="paragraph" style:parent-style-name="Standard" style:list-style-name="L8">
      <style:text-properties officeooo:rsid="0053afab" officeooo:paragraph-rsid="0053afab"/>
    </style:style>
    <style:style style:name="P83" style:family="paragraph" style:parent-style-name="Standard" style:list-style-name="L8">
      <style:text-properties officeooo:rsid="005541ce" officeooo:paragraph-rsid="005541ce"/>
    </style:style>
    <style:style style:name="P84" style:family="paragraph" style:parent-style-name="Standard" style:list-style-name="L8">
      <style:text-properties officeooo:rsid="00561fd9" officeooo:paragraph-rsid="00561fd9"/>
    </style:style>
    <style:style style:name="P85" style:family="paragraph" style:parent-style-name="Standard" style:list-style-name="L9">
      <style:text-properties officeooo:paragraph-rsid="0053afab"/>
    </style:style>
    <style:style style:name="P86" style:family="paragraph" style:parent-style-name="Standard" style:list-style-name="L9">
      <style:text-properties officeooo:rsid="004aaafa" officeooo:paragraph-rsid="0053afab"/>
    </style:style>
    <style:style style:name="P87" style:family="paragraph" style:parent-style-name="Standard" style:list-style-name="L9">
      <style:text-properties officeooo:rsid="00501e9a" officeooo:paragraph-rsid="0053afab"/>
    </style:style>
    <style:style style:name="P88" style:family="paragraph" style:parent-style-name="Standard">
      <style:text-properties officeooo:rsid="00501e9a" officeooo:paragraph-rsid="0053afab"/>
    </style:style>
    <style:style style:name="P89" style:family="paragraph" style:parent-style-name="Standard" style:list-style-name="L12"/>
    <style:style style:name="P90" style:family="paragraph" style:parent-style-name="Standard" style:list-style-name="LS2"/>
    <style:style style:name="P91" style:family="paragraph" style:parent-style-name="Standard" style:list-style-name="L23"/>
    <style:style style:name="P92" style:family="paragraph" style:parent-style-name="Standard" style:list-style-name="L8">
      <style:text-properties officeooo:rsid="006c9ff7" officeooo:paragraph-rsid="006c9ff7"/>
    </style:style>
    <style:style style:name="P93" style:family="paragraph" style:parent-style-name="Standard" style:list-style-name="L8">
      <style:text-properties officeooo:rsid="006d31f2" officeooo:paragraph-rsid="006d31f2"/>
    </style:style>
    <style:style style:name="P94" style:family="paragraph" style:parent-style-name="Standard" style:list-style-name="L8">
      <style:text-properties officeooo:rsid="00717c5e" officeooo:paragraph-rsid="00717c5e"/>
    </style:style>
    <style:style style:name="P95" style:family="paragraph" style:parent-style-name="Standard" style:list-style-name="L8">
      <style:text-properties officeooo:rsid="007413d2" officeooo:paragraph-rsid="007413d2"/>
    </style:style>
    <style:style style:name="P96" style:family="paragraph" style:parent-style-name="Standard" style:list-style-name="L34">
      <style:text-properties officeooo:rsid="00753fde" officeooo:paragraph-rsid="00753fde"/>
    </style:style>
    <style:style style:name="P97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8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9" style:family="paragraph" style:parent-style-name="Standard" style:list-style-name="L7">
      <style:paragraph-properties style:writing-mode="lr-tb"/>
      <style:text-properties officeooo:paragraph-rsid="00501e9a"/>
    </style:style>
    <style:style style:name="P100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101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2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3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4" style:family="paragraph" style:parent-style-name="Standard" style:list-style-name="L10">
      <style:paragraph-properties style:writing-mode="lr-tb"/>
    </style:style>
    <style:style style:name="P105" style:family="paragraph" style:parent-style-name="Standard" style:list-style-name="L10">
      <style:paragraph-properties style:writing-mode="lr-tb"/>
      <style:text-properties officeooo:paragraph-rsid="0040919d"/>
    </style:style>
    <style:style style:name="P106" style:family="paragraph" style:parent-style-name="Standard" style:list-style-name="LS2">
      <style:paragraph-properties style:writing-mode="lr-tb"/>
      <style:text-properties officeooo:paragraph-rsid="0053307b"/>
    </style:style>
    <style:style style:name="P107" style:family="paragraph" style:parent-style-name="Standard" style:list-style-name="L15">
      <style:paragraph-properties style:writing-mode="lr-tb"/>
      <style:text-properties officeooo:paragraph-rsid="004259a3"/>
    </style:style>
    <style:style style:name="P108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9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10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11" style:family="paragraph" style:parent-style-name="Standard" style:list-style-name="LS1">
      <style:paragraph-properties style:writing-mode="lr-tb"/>
    </style:style>
    <style:style style:name="P112" style:family="paragraph" style:parent-style-name="Standard" style:list-style-name="LS1">
      <style:paragraph-properties style:writing-mode="lr-tb"/>
      <style:text-properties officeooo:paragraph-rsid="004bd68b"/>
    </style:style>
    <style:style style:name="P113" style:family="paragraph" style:parent-style-name="Standard" style:list-style-name="L24">
      <style:paragraph-properties style:writing-mode="lr-tb"/>
      <style:text-properties officeooo:paragraph-rsid="004aaafa"/>
    </style:style>
    <style:style style:name="P114" style:family="paragraph" style:parent-style-name="Standard" style:list-style-name="L5">
      <style:paragraph-properties fo:line-height="100%" style:writing-mode="lr-tb"/>
      <style:text-properties officeooo:rsid="006d31f2" officeooo:paragraph-rsid="006d31f2"/>
    </style:style>
    <style:style style:name="P11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6d31f2"/>
    </style:style>
    <style:style style:name="P116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6d31f2"/>
    </style:style>
    <style:style style:name="P117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6d31f2" officeooo:paragraph-rsid="006d31f2"/>
    </style:style>
    <style:style style:name="P118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1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2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3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4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6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7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9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0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31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32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3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4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6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1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3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4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5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6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7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8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75a5b4"/>
    </style:style>
    <style:style style:name="P149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50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51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52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53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54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5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6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7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8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9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60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6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62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63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6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5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6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7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75a5b4" officeooo:paragraph-rsid="0075a5b4"/>
    </style:style>
    <style:style style:name="P16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2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3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4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5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7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80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81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2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8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7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8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9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90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91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92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93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94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95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9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8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9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200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1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2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3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5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20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8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9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10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11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12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13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14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15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16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8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9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0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21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22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23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style:use-window-font-color="true" fo:font-weight="normal" officeooo:rsid="007315f4" officeooo:paragraph-rsid="007315f4" style:font-weight-asian="normal" style:font-weight-complex="normal"/>
    </style:style>
    <style:style style:name="P2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25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7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8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3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3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34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35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36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9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40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1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2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75a5b4" officeooo:paragraph-rsid="0075a5b4"/>
    </style:style>
    <style:style style:name="P243" style:family="paragraph" style:parent-style-name="Standard" style:list-style-name="L35">
      <style:paragraph-properties fo:margin-top="0in" fo:margin-bottom="0in" style:contextual-spacing="false" fo:line-height="115%" style:writing-mode="lr-tb"/>
      <style:text-properties officeooo:rsid="0075a5b4" officeooo:paragraph-rsid="0075a5b4"/>
    </style:style>
    <style:style style:name="P244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fo:font-style="italic" officeooo:rsid="0075a5b4" officeooo:paragraph-rsid="0075a5b4" style:font-style-asian="italic" style:font-style-complex="italic"/>
    </style:style>
    <style:style style:name="P245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46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47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48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49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50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25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52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53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6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8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2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4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76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7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0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8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8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8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8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8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8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8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8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8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90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9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9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9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94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5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6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7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8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99" style:family="paragraph" style:parent-style-name="Standard" style:list-style-name="L14">
      <style:paragraph-properties fo:margin-left="0.5in" fo:margin-right="0in" fo:text-indent="-0.25in" style:auto-text-indent="false"/>
    </style:style>
    <style:style style:name="P300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30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30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30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30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30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30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30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30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31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11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12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1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14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15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16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1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8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9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1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2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3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7315f4" officeooo:paragraph-rsid="007315f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2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26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28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2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3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3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3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3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3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3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36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3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41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2" style:family="paragraph" style:parent-style-name="Standard">
      <style:paragraph-properties fo:margin-left="0in" fo:margin-right="1in" fo:line-height="100%" fo:text-indent="0in" style:auto-text-indent="false" style:writing-mode="lr-tb"/>
      <style:text-properties fo:font-weight="bold" officeooo:rsid="00490551" officeooo:paragraph-rsid="0049c2c3" style:font-weight-asian="bold" style:font-weight-complex="bold"/>
    </style:style>
    <style:style style:name="P343" style:family="paragraph" style:parent-style-name="Title" style:master-page-name="Standard">
      <style:paragraph-properties fo:text-align="center" style:justify-single-word="false" style:page-number="auto"/>
    </style:style>
    <style:style style:name="P344" style:family="paragraph" style:parent-style-name="Heading_20_1">
      <style:paragraph-properties fo:line-height="115%" fo:break-before="auto" fo:break-after="auto" style:writing-mode="lr-tb"/>
    </style:style>
    <style:style style:name="P345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46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4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48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4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50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51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52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53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54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55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56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57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58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59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60" style:family="paragraph" style:parent-style-name="Heading_20_1" style:list-style-name=""/>
    <style:style style:name="P361" style:family="paragraph" style:parent-style-name="Heading_20_1"/>
    <style:style style:name="P362" style:family="paragraph" style:parent-style-name="Heading_20_1">
      <style:text-properties officeooo:rsid="00753fde" officeooo:paragraph-rsid="00753fde"/>
    </style:style>
    <style:style style:name="P363" style:family="paragraph" style:parent-style-name="Heading_20_1">
      <style:text-properties officeooo:rsid="00753fde" officeooo:paragraph-rsid="00753fde"/>
    </style:style>
    <style:style style:name="P364" style:family="paragraph" style:parent-style-name="Heading_20_1">
      <style:paragraph-properties fo:break-before="page"/>
    </style:style>
    <style:style style:name="P365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6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67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68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69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70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71" style:family="paragraph" style:parent-style-name="Heading_20_3">
      <style:paragraph-properties fo:line-height="115%" fo:break-before="auto" fo:break-after="auto" style:writing-mode="lr-tb"/>
    </style:style>
    <style:style style:name="P372" style:family="paragraph" style:parent-style-name="Text_20_body">
      <style:text-properties officeooo:rsid="00490551" officeooo:paragraph-rsid="006f2226"/>
    </style:style>
    <style:style style:name="P373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style:style style:name="T69" style:family="text">
      <style:text-properties officeooo:rsid="006d31f2"/>
    </style:style>
    <style:style style:name="T70" style:family="text">
      <style:text-properties officeooo:rsid="006e3c34"/>
    </style:style>
    <style:style style:name="T71" style:family="text">
      <style:text-properties officeooo:rsid="0075652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3">NETENTION FEATURES</text:p>
      <text:h text:style-name="P364" text:outline-level="10">Architecture</text:h>
      <text:p text:style-name="P372"><text:span text:style-name="T12">License:</text:span> <text:span text:style-name="T12">GPL</text:span> <text:span text:style-name="T69">for 100% Open-Source Software Freedom</text:span></text:p>
      <text:p text:style-name="P342">Components</text:p>
      <text:list xml:id="list104124053078260202" text:style-name="L5">
        <text:list-item>
          <text:p text:style-name="P114">Javascript Client &amp; Server for <text:span text:style-name="T70">Ubiquity, </text:span>Simplicity, and Ease</text:p>
        </text:list-item>
        <text:list-item>
          <text:h text:style-name="P116" text:outline-level="10"><text:span text:style-name="T69">Client: </text:span>HTML5/Javascript</text:h>
          <text:list>
            <text:list-item>
              <text:h text:style-name="P116" text:outline-level="10">[javascript client libraries]</text:h>
            </text:list-item>
          </text:list>
        </text:list-item>
        <text:list-item>
          <text:p text:style-name="P97"><text:span text:style-name="T69">Server: </text:span>Node.JS</text:p>
          <text:list>
            <text:list-item>
              <text:p text:style-name="P97">[npm's: see package.json]</text:p>
            </text:list-item>
          </text:list>
        </text:list-item>
        <text:list-item>
          <text:h text:style-name="P115" text:outline-level="10"><text:span text:style-name="T69">Server Database: </text:span>MongoDB</text:h>
          <text:list>
            <text:list-item>
              <text:h text:style-name="P117" text:outline-level="10">High-performance, Native NoSQL Database</text:h>
            </text:list-item>
          </text:list>
        </text:list-item>
      </text:list>
      <text:h text:style-name="P345" text:outline-level="10"><text:span text:style-name="T53">Web </text:span>Server <text:span text:style-name="T58">(Node.JS)</text:span></text:h>
      <text:p text:style-name="P63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6"/>
      <text:list xml:id="list5304727897207975122" text:style-name="L6">
        <text:list-item>
          <text:p text:style-name="P118">HTTP REST + Websockets</text:p>
        </text:list-item>
        <text:list-item>
          <text:p text:style-name="P168">Stores Objects</text:p>
        </text:list-item>
        <text:list-item>
          <text:p text:style-name="P118">Publish <text:span text:style-name="T60">O</text:span>bjects (new and edits to existing)</text:p>
        </text:list-item>
        <text:list-item>
          <text:p text:style-name="P169">Delete <text:span text:style-name="T60">O</text:span>bjects</text:p>
        </text:list-item>
        <text:list-item>
          <text:p text:style-name="P168">Server Plugins</text:p>
        </text:list-item>
        <text:list-item>
          <text:p text:style-name="P170">Options file: netention.options.js</text:p>
        </text:list-item>
        <text:list-item>
          <text:p text:style-name="P168">Identities &amp; Authentication</text:p>
          <text:list>
            <text:list-item>
              <text:p text:style-name="P122">Authenticated Login</text:p>
              <text:list>
                <text:list-item>
                  <text:p text:style-name="P118">OpenID</text:p>
                </text:list-item>
                <text:list-item>
                  <text:p text:style-name="P118">Google Accounts</text:p>
                </text:list-item>
              </text:list>
            </text:list-item>
            <text:list-item>
              <text:p text:style-name="P176">Anonymous Access</text:p>
              <text:list>
                <text:list-item>
                  <text:p text:style-name="P118"><text:span text:style-name="T53">O</text:span>ne-click anonymous access</text:p>
                </text:list-item>
                <text:list-item>
                  <text:p text:style-name="P118"><text:span text:style-name="T53">A</text:span>nonymous authentication shares a set of profiles created by anonymous users</text:p>
                </text:list-item>
                <text:list-item>
                  <text:p text:style-name="P171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7">Unidentified <text:span text:style-name="T53">(Public) Access</text:span></text:p>
              <text:list>
                <text:list-item>
                  <text:p text:style-name="P169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8">Logout</text:p>
            </text:list-item>
          </text:list>
        </text:list-item>
        <text:list-item>
          <text:p text:style-name="P123"><text:span text:style-name="T4">Identity </text:span><text:span text:style-name="T1">Switching</text:span><text:span text:style-name="T7"> </text:span></text:p>
          <text:list>
            <text:list-item>
              <text:p text:style-name="P98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0">TODO</text:p>
      <text:list xml:id="list5015874439934653556" text:style-name="L7">
        <text:list-item>
          <text:p text:style-name="P125">Web Crawler Response (to list objects in search engine)</text:p>
          <text:list>
            <text:list-item>
              <text:p text:style-name="P241"><text:a xlink:type="simple" xlink:href="http://stackoverflow.com/questions/6163350/server-side-browser-detection-node-js">http://stackoverflow.com/questions/6163350/server-side-browser-detection-node-js</text:a></text:p>
            </text:list-item>
            <text:list-item>
              <text:p text:style-name="P241"><text:a xlink:type="simple" xlink:href="https://support.google.com/webmasters/answer/1061943?hl=en">https://support.google.com/webmasters/answer/1061943?hl=en</text:a></text:p>
            </text:list-item>
          </text:list>
        </text:list-item>
        <text:list-item>
          <text:p text:style-name="P240"><text:span text:style-name="T55">permission to </text:span>require authentication to prevent a non-authenticated user from editing an authenticated user’s objects</text:p>
        </text:list-item>
        <text:list-item>
          <text:p text:style-name="P120">display status of connection and current action with visible icon/label. <text:s/>visible on application initializing also to show the current startup stage</text:p>
        </text:list-item>
        <text:list-item>
          <text:p text:style-name="P120">authentication instructions, more intuitive, hide either the login or logout menu item at a time. <text:s/>no separate login/logout page, just use items in main menu </text:p>
        </text:list-item>
        <text:list-item>
          <text:p text:style-name="P126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20">client-side crypto</text:p>
        </text:list-item>
        <text:list-item>
          <text:p text:style-name="P120">public key crypto for private message</text:p>
        </text:list-item>
        <text:list-item>
          <text:p text:style-name="P120">HTTPS Setup Instructions</text:p>
        </text:list-item>
        <text:list-item>
          <text:p text:style-name="P120">FB <text:span text:style-name="T53">&amp;</text:span> Twitter Authentication</text:p>
        </text:list-item>
        <text:list-item>
          <text:p text:style-name="P124">private messages, <text:span text:style-name="T60">private objects</text:span></text:p>
          <text:list>
            <text:list-item>
              <text:p text:style-name="P120">notifications of replies to own objects, or another reply to an object one has replied to</text:p>
            </text:list-item>
            <text:list-item>
              <text:p text:style-name="P172">Private: [ list of users that can read/edit/delete it]</text:p>
            </text:list-item>
          </text:list>
        </text:list-item>
        <text:list-item>
          <text:p text:style-name="P173">Admin level permissions: disable plugins except for admin</text:p>
        </text:list-item>
        <text:list-item>
          <text:p text:style-name="P99"><text:span text:style-name="T48">S</text:span>tatic - disable login completely, and use as particular URL as startup data</text:p>
        </text:list-item>
        <text:list-item>
          <text:p text:style-name="P120">Documented Web API for 3rd party tools &amp; apps</text:p>
          <text:list>
            <text:list-item>
              <text:p text:style-name="P99">Search Crawler Detection: GoogleBot/[all search engine]* crawler detection results instead of AJAX'd UI</text:p>
            </text:list-item>
            <text:list-item>
              <text:p text:style-name="P100">URL scheme for linking to internal data via crawler static HTML dumps</text:p>
            </text:list-item>
            <text:list-item>
              <text:p text:style-name="P100">Options for fooling the crawlers</text:p>
            </text:list-item>
          </text:list>
        </text:list-item>
        <text:list-item>
          <text:p text:style-name="P180"><text:span text:style-name="T48">A</text:span>nalytics</text:p>
        </text:list-item>
        <text:list-item>
          <text:p text:style-name="P180">server sends extra data when focus changes</text:p>
        </text:list-item>
        <text:list-item>
          <text:p text:style-name="P180">object-oriented <text:span text:style-name="T47">currying </text:span>nobject API <text:s/>(util.js)</text:p>
        </text:list-item>
        <text:list-item>
          <text:p text:style-name="P99">cleanup old “plan” variables, add /user/:id/ endpoint</text:p>
        </text:list-item>
        <text:list-item>
          <text:p text:style-name="P99">Travel/Motion as parent of both Arrive and Depart</text:p>
        </text:list-item>
        <text:list-item>
          <text:p text:style-name="P99">ghost ontology (client-side encrypted)</text:p>
        </text:list-item>
        <text:list-item>
          <text:p text:style-name="P99">netention server startup script on server boot</text:p>
          <text:list>
            <text:list-item>
              <text:p text:style-name="P99">add something in init.d and chmod a+x and set it on start and use su – user</text:p>
            </text:list-item>
          </text:list>
        </text:list-item>
        <text:list-item>
          <text:p text:style-name="P127">transmit all user-context objects (optional by client.js configuration option on load), ex: can,need,not,[skills]</text:p>
        </text:list-item>
        <text:list-item>
          <text:p text:style-name="P99">extra tags:</text:p>
          <text:list>
            <text:list-item>
              <text:p text:style-name="P99">ReadLater</text:p>
            </text:list-item>
            <text:list-item>
              <text:p text:style-name="P99">Fake (<text:span text:style-name="T47">bullshit)</text:span></text:p>
            </text:list-item>
            <text:list-item>
              <text:p text:style-name="P99">Funny</text:p>
            </text:list-item>
            <text:list-item>
              <text:p text:style-name="P99">Theory</text:p>
            </text:list-item>
            <text:list-item>
              <text:p text:style-name="P99">Warning</text:p>
            </text:list-item>
          </text:list>
        </text:list-item>
        <text:list-item>
          <text:p text:style-name="P101">Centroid tag normalization</text:p>
        </text:list-item>
        <text:list-item>
          <text:p text:style-name="P101">Matching plugin</text:p>
          <text:list>
            <text:list-item>
              <text:p text:style-name="P101">verify matching plugin still works</text:p>
            </text:list-item>
            <text:list-item>
              <text:p text:style-name="P127"><text:span text:style-name="T48">m</text:span>atch (Best Matches for a given user)</text:p>
              <text:list>
                <text:list-item>
                  <text:p text:style-name="P127">Best Teachers</text:p>
                </text:list-item>
                <text:list-item>
                  <text:p text:style-name="P127">Best Students</text:p>
                </text:list-item>
                <text:list-item>
                  <text:p text:style-name="P127">Best Collaborators</text:p>
                </text:list-item>
                <text:list-item>
                  <text:p text:style-name="P193">Nearest (ignores geolocation)</text:p>
                </text:list-item>
              </text:list>
            </text:list-item>
          </text:list>
        </text:list-item>
        <text:list-item>
          <text:p text:style-name="P127">refactor ontology format so that:</text:p>
          <text:list>
            <text:list-item>
              <text:p text:style-name="P127">uri -&gt; id</text:p>
            </text:list-item>
            <text:list-item>
              <text:p text:style-name="P193">tag -&gt; type</text:p>
            </text:list-item>
          </text:list>
        </text:list-item>
        <text:list-item>
          <text:p text:style-name="P174">JSON-DL</text:p>
        </text:list-item>
      </text:list>
      <text:p text:style-name="P80">Web Client (HTML5/JS)</text:p>
      <text:list xml:id="list6074853752135339370" text:style-name="L8">
        <text:list-item>
          <text:p text:style-name="P93">Fully Customizable &amp; Themeable</text:p>
        </text:list-item>
        <text:list-item>
          <text:p text:style-name="P82">Real-time Group Object Creation, Editing, Mutating, Searching, Sharing, Realizing</text:p>
          <text:list>
            <text:list-item>
              <text:p text:style-name="P82">Websockets</text:p>
            </text:list-item>
          </text:list>
        </text:list-item>
        <text:list-item>
          <text:p text:style-name="P82">Editable Tag &amp; Property Ontology, supporting</text:p>
          <text:list>
            <text:list-item>
              <text:p text:style-name="P82">Matching</text:p>
            </text:list-item>
            <text:list-item>
              <text:p text:style-name="P82">Eliciting more information from users or sensors</text:p>
            </text:list-item>
            <text:list-item>
              <text:p text:style-name="P82">Similar to RDF/OWL, and can be mapped at least partially</text:p>
            </text:list-item>
          </text:list>
        </text:list-item>
        <text:list-item>
          <text:p text:style-name="P82">Memory of Objects (a subset of those available on Server)</text:p>
        </text:list-item>
        <text:list-item>
          <text:p text:style-name="P82">Multiple Views</text:p>
          <text:list>
            <text:list-item>
              <text:p text:style-name="P83">Goal</text:p>
            </text:list-item>
            <text:list-item>
              <text:p text:style-name="P83">Map</text:p>
            </text:list-item>
            <text:list-item>
              <text:p text:style-name="P83">Browse</text:p>
            </text:list-item>
            <text:list-item>
              <text:p text:style-name="P83">Network</text:p>
            </text:list-item>
            <text:list-item>
              <text:p text:style-name="P83">Chat</text:p>
            </text:list-item>
            <text:list-item>
              <text:p text:style-name="P84">Team</text:p>
            </text:list-item>
            <text:list-item>
              <text:p text:style-name="P83">Trends</text:p>
            </text:list-item>
          </text:list>
        </text:list-item>
        <text:list-item>
          <text:p text:style-name="P82">Semantic Focus Editor</text:p>
          <text:list>
            <text:list-item>
              <text:p text:style-name="P94">What: Set of Tags and their strengths, in OR mode</text:p>
            </text:list-item>
            <text:list-item>
              <text:p text:style-name="P94">Where: Space Location</text:p>
            </text:list-item>
            <text:list-item>
              <text:p text:style-name="P94">When: Time Location</text:p>
            </text:list-item>
          </text:list>
        </text:list-item>
        <text:list-item>
          <text:p text:style-name="P82">Contextual Actions</text:p>
        </text:list-item>
        <text:list-item>
          <text:p text:style-name="P82">Server Plugin Interface for extending functionality</text:p>
        </text:list-item>
        <text:list-item>
          <text:p text:style-name="P92">Keyboard Hotkeys</text:p>
          <text:list>
            <text:list-item>
              <text:p text:style-name="P92">Ctrl-[1,2,3...]: View Select</text:p>
            </text:list-item>
            <text:list-item>
              <text:p text:style-name="P92">Ctrl-Left, Ctrl-Right: Previous and Next Views</text:p>
            </text:list-item>
            <text:list-item>
              <text:p text:style-name="P95">Escape: toggle Menu</text:p>
            </text:list-item>
          </text:list>
        </text:list-item>
        <text:list-item>
          <text:p text:style-name="P82">Ubiquity</text:p>
        </text:list-item>
      </text:list>
      <text:list xml:id="list3517409825216323024" text:style-name="L9">
        <text:list-item>
          <text:p text:style-name="P85"><text:span text:style-name="T56">Browser </text:span>Compatibility</text:p>
          <text:list>
            <text:list-item>
              <text:p text:style-name="P86">Chrome</text:p>
            </text:list-item>
            <text:list-item>
              <text:p text:style-name="P86">Firefox</text:p>
            </text:list-item>
            <text:list-item>
              <text:p text:style-name="P86">Android</text:p>
            </text:list-item>
          </text:list>
        </text:list-item>
        <text:list-item>
          <text:p text:style-name="P86">Device Compatibility</text:p>
          <text:list>
            <text:list-item>
              <text:p text:style-name="P87">Desktop PC</text:p>
            </text:list-item>
            <text:list-item>
              <text:p text:style-name="P87">Tablet</text:p>
            </text:list-item>
            <text:list-item>
              <text:p text:style-name="P87">Phone</text:p>
            </text:list-item>
            <text:list-item>
              <text:p text:style-name="P87">Server (headless)</text:p>
            </text:list-item>
          </text:list>
        </text:list-item>
      </text:list>
      <text:p text:style-name="P76"/>
      <text:p text:style-name="P76"/>
      <text:list xml:id="list194529946396038" text:continue-numbering="true" text:style-name="L9">
        <text:list-header>
          <text:p text:style-name="P87"/>
        </text:list-header>
      </text:list>
      <text:p text:style-name="P75"/>
      <text:p text:style-name="P68">TODO</text:p>
      <text:list xml:id="list6956576569472624414" text:style-name="L10">
        <text:list-item>
          <text:p text:style-name="P102">use last view on startup</text:p>
        </text:list-item>
        <text:list-item>
          <text:p text:style-name="P105"><text:span text:style-name="T46">A</text:span>uthentication and profiles view (LoadSplash)</text:p>
          <text:list>
            <text:list-item>
              <text:p text:style-name="P105">fix new user bug</text:p>
              <text:list>
                <text:list-item>
                  <text:p text:style-name="P105">update profile selector when new profiles are added (via backbone event)</text:p>
                </text:list-item>
                <text:list-item>
                  <text:p text:style-name="P105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5">Bug when creating first profile after authenticating on a new host?</text:p>
            </text:list-item>
            <text:list-item>
              <text:p text:style-name="P105">Login bug?: refresh all available profiles from server before ''identify'</text:p>
            </text:list-item>
            <text:list-item>
              <text:p text:style-name="P194">draw profiles as square buttons, and 'new profile' as the final right-most button</text:p>
            </text:list-item>
          </text:list>
        </text:list-item>
        <text:list-item>
          <text:p text:style-name="P128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45">filtering should work when unidentified</text:p>
        </text:list-item>
        <text:list-item>
          <text:p text:style-name="P128">escape key to toggle avatarmenu</text:p>
        </text:list-item>
        <text:list-item>
          <text:p text:style-name="P196">indicators while loading, can appear paused on slow connections or when much data is sent</text:p>
        </text:list-item>
        <text:list-item>
          <text:p text:style-name="P197">optional periodic updates for un-connected clients</text:p>
        </text:list-item>
        <text:list-item>
          <text:p text:style-name="P206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46">indexeddb to avoid serializing attention[] to localStorage</text:p>
        </text:list-item>
        <text:list-item>
          <text:p text:style-name="P104">remove unused CSS</text:p>
        </text:list-item>
        <text:list-item>
          <text:p text:style-name="P104">content area scroll issue (on macOSX) in Team View</text:p>
        </text:list-item>
        <text:list-item>
          <text:p text:style-name="P104">&lt;time&gt; update immediate, it seems to take 60 sec for first refresh</text:p>
          <text:list>
            <text:list-item>
              <text:p text:style-name="P104"><text:s text:c="4"/>$('body').timeago('refresh');</text:p>
            </text:list-item>
          </text:list>
        </text:list-item>
      </text:list>
      <text:h text:style-name="P348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32">real</text:p>
          <text:list>
            <text:list-item>
              <text:p text:style-name="P209">floating point value</text:p>
            </text:list-item>
            <text:list-item>
              <text:p text:style-name="P209">optional unit type</text:p>
            </text:list-item>
          </text:list>
        </text:list-item>
        <text:list-item>
          <text:p text:style-name="P132">integer</text:p>
        </text:list-item>
        <text:list-item>
          <text:p text:style-name="P132">boolean</text:p>
        </text:list-item>
        <text:list-item>
          <text:p text:style-name="P132"><text:span text:style-name="T59">space</text:span>point</text:p>
          <text:list>
            <text:list-item>
              <text:p text:style-name="P209">latitude, longitude, altitude, planet</text:p>
            </text:list-item>
          </text:list>
        </text:list-item>
        <text:list-item>
          <text:p text:style-name="P132">timepoint</text:p>
        </text:list-item>
        <text:list-item>
          <text:p text:style-name="P132">timerange</text:p>
        </text:list-item>
        <text:list-item>
          <text:p text:style-name="P211">timerepeat</text:p>
          <text:list>
            <text:list-item>
              <text:p text:style-name="P211">periodic(seconds), daily(times), weekly(times), ...</text:p>
            </text:list-item>
          </text:list>
        </text:list-item>
        <text:list-item>
          <text:p text:style-name="P132">text</text:p>
        </text:list-item>
        <text:list-item>
          <text:p text:style-name="P212">sketch</text:p>
        </text:list-item>
        <text:list-item>
          <text:p text:style-name="P156">textarea</text:p>
          <text:list>
            <text:list-item>
              <text:p text:style-name="P209">(supports HTML)</text:p>
            </text:list-item>
          </text:list>
        </text:list-item>
        <text:list-item>
          <text:p text:style-name="P132"><text:span text:style-name="T59">o</text:span>bject</text:p>
        </text:list-item>
        <text:list-item>
          <text:p text:style-name="P132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7">Object tag restrictions with extra parameter</text:p>
        </text:list-item>
        <text:list-item>
          <text:p text:style-name="P181">Extra Data types</text:p>
          <text:list>
            <text:list-item>
              <text:p text:style-name="P133">[see Semantic view]</text:p>
            </text:list-item>
            <text:list-item>
              <text:p text:style-name="P133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33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33">alert messages for when tags are added, ex. rss instructions</text:p>
        </text:list-item>
        <text:list-item>
          <text:p text:style-name="P210">spacearea property type:</text:p>
          <text:list>
            <text:list-item>
              <text:p text:style-name="P210">circular</text:p>
            </text:list-item>
            <text:list-item>
              <text:p text:style-name="P210">polygonal</text:p>
            </text:list-item>
            <text:list-item>
              <text:p text:style-name="P210">quadrilateral</text:p>
            </text:list-item>
          </text:list>
        </text:list-item>
        <text:list-item>
          <text:p text:style-name="P133">object values</text:p>
          <text:list>
            <text:list-item>
              <text:p text:style-name="P133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33">tag and property creation and editing</text:p>
        </text:list-item>
        <text:list-item>
          <text:p text:style-name="P133">property inheritance</text:p>
        </text:list-item>
        <text:list-item>
          <text:p text:style-name="P133">max property arity (default=unlimited &amp; not required)</text:p>
        </text:list-item>
        <text:list-item>
          <text:p text:style-name="P133">subtag matches in relevancy heuristic</text:p>
        </text:list-item>
        <text:list-item>
          <text:p text:style-name="P133">icons for tags and properties</text:p>
          <text:list>
            <text:list-item>
              <text:p text:style-name="P158">in tag menus</text:p>
            </text:list-item>
            <text:list-item>
              <text:p text:style-name="P158">default icon?</text:p>
            </text:list-item>
            <text:list-item>
              <text:p text:style-name="P158">icon grow on hover?</text:p>
            </text:list-item>
          </text:list>
        </text:list-item>
        <text:list-item>
          <text:p text:style-name="P133">tag actions (ex: popup notice)</text:p>
        </text:list-item>
        <text:list-item>
          <text:p text:style-name="P133">hidden tags and properties (ex: for system use, not humans)</text:p>
        </text:list-item>
        <text:list-item>
          <text:p text:style-name="P89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51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6"/>
        </text:list-header>
        <text:list-item>
          <text:p text:style-name="P280">Keyword filter field</text:p>
          <text:list>
            <text:list-item>
              <text:p text:style-name="P280">with voice input (on Chrome browsers)</text:p>
            </text:list-item>
          </text:list>
        </text:list-item>
        <text:list-item>
          <text:p text:style-name="P90">Optional Geolocation field (clickable map)</text:p>
        </text:list-item>
        <text:list-item>
          <text:p text:style-name="P90">Optional TimeRange field</text:p>
        </text:list-item>
        <text:list-item>
          <text:p text:style-name="P90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0">Rearrange Tag Order</text:p>
        </text:list-item>
        <text:list-item>
          <text:p text:style-name="P160"/>
        </text:list-item>
        <text:list-item>
          <text:p text:style-name="P275">TODO</text:p>
        </text:list-item>
        <text:list-item>
          <text:p text:style-name="P281"/>
        </text:list-item>
        <text:list-item>
          <text:p text:style-name="P284">Allow properties/values</text:p>
        </text:list-item>
        <text:list-item>
          <text:p text:style-name="P285">Creates new object <text:span text:style-name="T57">from focus</text:span></text:p>
          <text:list>
            <text:list-item>
              <text:p text:style-name="P285">Export to JSON</text:p>
            </text:list-item>
          </text:list>
        </text:list-item>
        <text:list-item>
          <text:p text:style-name="P286">Focus bug when strength field specified, maybe in util.js relevancy function</text:p>
        </text:list-item>
        <text:list-item>
          <text:p text:style-name="P286"><text:span text:style-name="T57">Complete the </text:span>time focus to choose time relevancy</text:p>
        </text:list-item>
        <text:list-item>
          <text:p text:style-name="P286">adjust url to contain keyword or time focus</text:p>
        </text:list-item>
        <text:list-item>
          <text:p text:style-name="P291">Focus presets</text:p>
          <text:list>
            <text:list-item>
              <text:list>
                <text:list-item>
                  <text:p text:style-name="P195">Needs</text:p>
                </text:list-item>
                <text:list-item>
                  <text:p text:style-name="P195">Infrastructure</text:p>
                </text:list-item>
                <text:list-item>
                  <text:p text:style-name="P198">Emotions</text:p>
                </text:list-item>
              </text:list>
            </text:list-item>
          </text:list>
        </text:list-item>
      </text:list>
      <text:p text:style-name="P24"/>
      <text:p text:style-name="P79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53">widget for harvesting tags from any wikipedia/mediawiki page</text:p>
          <text:p text:style-name="P276"/>
        </text:list-item>
      </text:list>
      <text:p text:style-name="P30">TODO</text:p>
      <text:list xml:id="list818663797476510715" text:style-name="L13">
        <text:list-item>
          <text:p text:style-name="P294">bug when selecting wikitags after an initial wikitagger had previously been displayed</text:p>
        </text:list-item>
        <text:list-item>
          <text:p text:style-name="P298">wikirequest HTTP bug</text:p>
          <text:list>
            <text:list-item>
              <text:p text:style-name="P295">try an alternative HTTP fetch method and i think it might be encoding</text:p>
            </text:list-item>
          </text:list>
        </text:list-item>
        <text:list-item>
          <text:p text:style-name="P295">back button</text:p>
        </text:list-item>
        <text:list-item>
          <text:p text:style-name="P297">handle anchors on the same page</text:p>
        </text:list-item>
        <text:list-item>
          <text:p text:style-name="P296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99">‘favorites’ tag widget (star)</text:p>
        </text:list-item>
      </text:list>
      <text:p text:style-name="P24"/>
      <text:p text:style-name="P77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4">Name</text:p>
        </text:list-item>
        <text:list-item>
          <text:p text:style-name="P134">Tags</text:p>
        </text:list-item>
        <text:list-item>
          <text:p text:style-name="P134">Description</text:p>
        </text:list-item>
        <text:list-item>
          <text:p text:style-name="P134">Geolocation</text:p>
        </text:list-item>
        <text:list-item>
          <text:p text:style-name="P134">Age</text:p>
        </text:list-item>
        <text:list-item>
          <text:p text:style-name="P134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5">Reply</text:p>
        </text:list-item>
        <text:list-item>
          <text:p text:style-name="P135">Delete</text:p>
        </text:list-item>
        <text:list-item>
          <text:p text:style-name="P199">..</text:p>
        </text:list-item>
      </text:list>
      <text:p text:style-name="P81">TODO</text:p>
      <text:list xml:id="list3610080677202826058" text:style-name="L15">
        <text:list-item>
          <text:p text:style-name="P107">unnamed objectviews can not be popped up since title is effecdtively invisible</text:p>
        </text:list-item>
        <text:list-item>
          <text:p text:style-name="P247">make popup buttons more clear, <text:span text:style-name="T49">since one needs </text:span>to hover over the bottom left area</text:p>
        </text:list-item>
        <text:list-item>
          <text:p text:style-name="P247">click an object’s lat/lon field to go to map</text:p>
        </text:list-item>
        <text:list-item>
          <text:p text:style-name="P247">popup info on clicked tags and properties</text:p>
        </text:list-item>
        <text:list-item>
          <text:p text:style-name="P136"><text:span text:style-name="T54">Altitude / planet / </text:span>outer space aware</text:p>
          <text:list>
            <text:list-item>
              <text:p text:style-name="P136">time delta + space distance direction altitude</text:p>
            </text:list-item>
            <text:list-item>
              <text:p text:style-name="P182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92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9">View-only Mode</text:p>
        </text:list-item>
        <text:list-item>
          <text:p text:style-name="P119">Add Tags</text:p>
        </text:list-item>
        <text:list-item>
          <text:p text:style-name="P119">Add [suggested] Properties</text:p>
        </text:list-item>
        <text:list-item>
          <text:p text:style-name="P119">File Upload</text:p>
        </text:list-item>
        <text:list-item>
          <text:p text:style-name="P119">Export</text:p>
        </text:list-item>
        <text:list-item>
          <text:p text:style-name="P119">Save</text:p>
        </text:list-item>
        <text:list-item>
          <text:p text:style-name="P175">Adds required (“min” &gt;= 1) properties automatically and applies an optional included default value of the property</text:p>
        </text:list-item>
      </text:list>
      <text:p text:style-name="P69">TODO</text:p>
      <text:list xml:id="list194530086241263" text:continue-list="list6956576569472624414" text:style-name="L10">
        <text:list-item>
          <text:p text:style-name="P108">arity, <text:span text:style-name="T54">default value, </text:span>etc.. (test with rss feed tag)</text:p>
          <text:list>
            <text:list-item>
              <text:p text:style-name="P109">max arity to prevent displaying and adding new properties that are too many</text:p>
            </text:list-item>
          </text:list>
        </text:list-item>
        <text:list-item>
          <text:p text:style-name="P129">“interview” mode for answering required fields as they become necessary. activated by a flashing button?</text:p>
        </text:list-item>
        <text:list-item>
          <text:p text:style-name="P129">ctrl-enter to send/create</text:p>
        </text:list-item>
        <text:list-item>
          <text:p text:style-name="P129">property widgets for types:</text:p>
          <text:list>
            <text:list-item>
              <text:list>
                <text:list-item>
                  <text:p text:style-name="P129">timepoint (1 calendar with time input)</text:p>
                </text:list-item>
                <text:list-item>
                  <text:p text:style-name="P129">timesegment (2 calendars with time input)</text:p>
                </text:list-item>
                <text:list-item>
                  <text:p text:style-name="P129">real:unit</text:p>
                  <text:list>
                    <text:list-item>
                      <text:p text:style-name="P129">seconds</text:p>
                    </text:list-item>
                    <text:list-item>
                      <text:p text:style-name="P129">meters</text:p>
                    </text:list-item>
                    <text:list-item>
                      <text:p text:style-name="P129">kilograms</text:p>
                    </text:list-item>
                    <text:list-item>
                      <text:p text:style-name="P129">celsius</text:p>
                    </text:list-item>
                    <text:list-item>
                      <text:p text:style-name="P129">joules, watts</text:p>
                    </text:list-item>
                    <text:list-item>
                      <text:p text:style-name="P129">[all SI units]</text:p>
                    </text:list-item>
                    <text:list-item>
                      <text:p text:style-name="P129">...</text:p>
                    </text:list-item>
                  </text:list>
                </text:list-item>
                <text:list-item>
                  <text:p text:style-name="P129">texthash</text:p>
                </text:list-item>
                <text:list-item>
                  <text:p text:style-name="P129">object:tag with dynamic combobox selector of all tags, by package or hierarchy</text:p>
                </text:list-item>
                <text:list-item>
                  <text:p text:style-name="P129">object:[tag] with dynamic combobox selector of all instances of a specific tag</text:p>
                </text:list-item>
                <text:list-item>
                  <text:p text:style-name="P129">livetext (a realtime collaborative text editor via ShareJS)</text:p>
                </text:list-item>
                <text:list-item>
                  <text:p text:style-name="P213">[other datatypes...]</text:p>
                </text:list-item>
              </text:list>
            </text:list-item>
          </text:list>
        </text:list-item>
        <text:list-item>
          <text:p text:style-name="P103">tag search by keyword</text:p>
        </text:list-item>
        <text:list-item>
          <text:p text:style-name="P104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4">add ‘deleted.’ notification to an object edtior (ex: in a popup window) that has been deleted. otherwise it’s confusing to see it on the screen unchanged</text:p>
        </text:list-item>
        <text:list-item>
          <text:p text:style-name="P130">multivariate unit/<text:span text:style-name="T52">physical unit/</text:span>currency/measurement support for real (scalar) quantities</text:p>
        </text:list-item>
        <text:list-item>
          <text:p text:style-name="P110">Upload Form</text:p>
          <text:list>
            <text:list-item>
              <text:p text:style-name="P104">make sure that file upload form works if multiple object edits are instantiated</text:p>
            </text:list-item>
            <text:list-item>
              <text:p text:style-name="P104">file upload form should disable the ‘Upload’ button after an upload, since clicking on it will take them to a different page</text:p>
            </text:list-item>
            <text:list-item>
              <text:p text:style-name="P104">fix duplicate upload bug - attached UUID to end of filename?</text:p>
            </text:list-item>
          </text:list>
        </text:list-item>
        <text:list-item>
          <text:p text:style-name="P131"><text:span text:style-name="T48">More options for sketch </text:span>input <text:span text:style-name="T48">(colors, brushes, etc..)</text:span></text:p>
          <text:list>
            <text:list-item>
              <text:p text:style-name="P214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15">bug when getting mouse position for sketch when object editor window is sized abnormally</text:p>
            </text:list-item>
          </text:list>
        </text:list-item>
      </text:list>
      <text:p text:style-name="P67"/>
      <text:h text:style-name="Heading_20_1" text:outline-level="10">Internationalization</text:h>
      <text:h text:style-name="P207" text:outline-level="10">TODO</text:h>
      <text:list xml:id="list4307721108111460849" text:style-name="LS1">
        <text:list-item>
          <text:p text:style-name="P137"><text:span text:style-name="T35">Language selector and </text:span>translation plugin</text:p>
          <text:list>
            <text:list-item>
              <text:h text:style-name="P183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16" text:outline-level="10"/>
      <text:h text:style-name="P351" text:outline-level="10">View<text:span text:style-name="T56">s</text:span></text:h>
      <text:h text:style-name="P300" text:outline-level="10">Each view is a different method of depicting a set of objects.</text:h>
      <text:p text:style-name="P78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200">Arrangements</text:p>
          <text:list>
            <text:list-item>
              <text:p text:style-name="P200">List</text:p>
            </text:list-item>
            <text:list-item>
              <text:p text:style-name="P200">Grid</text:p>
            </text:list-item>
            <text:list-item>
              <text:p text:style-name="P200">Slides (Reveal.JS)</text:p>
            </text:list-item>
          </text:list>
        </text:list-item>
        <text:list-item>
          <text:p text:style-name="P200">Item Context Popup Menu</text:p>
        </text:list-item>
        <text:list-item>
          <text:p text:style-name="P200">Multi-Item Popup Menu (via Checkboxes)</text:p>
        </text:list-item>
        <text:list-item>
          <text:p text:style-name="P200">Font-size Adjust</text:p>
        </text:list-item>
      </text:list>
      <text:p text:style-name="P38">TODO</text:p>
      <text:list xml:id="list2125179867151223443" text:style-name="L18">
        <text:list-item>
          <text:p text:style-name="P225">Tag filter box in Browse view (each unique tag: +/-)</text:p>
        </text:list-item>
        <text:list-item>
          <text:p text:style-name="P139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9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9">pdf.js</text:p>
            </text:list-item>
            <text:list-item>
              <text:p text:style-name="P139">accordion menu (left) with tree (taxonomy) variable (ex: a JSON object)</text:p>
            </text:list-item>
            <text:list-item>
              <text:p text:style-name="P225">viewer framework (right) - find best js presentation from github &amp; rip it</text:p>
            </text:list-item>
          </text:list>
        </text:list-item>
        <text:list-item>
          <text:p text:style-name="P139">‘<text:span text:style-name="T48">S</text:span>can’ button add end of list/grid that queries server for more data</text:p>
          <text:list>
            <text:list-item>
              <text:p text:style-name="P225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63"><text:span text:style-name="T48">List </text:span>sort options</text:p>
        </text:list-item>
        <text:list-item>
          <text:p text:style-name="P139">pin pinned objects to the top</text:p>
        </text:list-item>
        <text:list-item>
          <text:p text:style-name="P139">exclude / include by tag</text:p>
        </text:list-item>
        <text:list-item>
          <text:p text:style-name="P139">replies, threaded replies</text:p>
        </text:list-item>
        <text:list-item>
          <text:p text:style-name="P139">clone it or save as a self-contained report object which can be shared</text:p>
        </text:list-item>
        <text:list-item>
          <text:p text:style-name="P187">correct pagination</text:p>
        </text:list-item>
        <text:list-item>
          <text:p text:style-name="P225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9">inline editing of properties by clicking on them when one has edit permission, clicked label -&gt; text input -&gt; label</text:p>
        </text:list-item>
        <text:list-item>
          <text:p text:style-name="P187">Parameters to customize rendering</text:p>
          <text:list>
            <text:list-item>
              <text:p text:style-name="P227">CSS (done)</text:p>
            </text:list-item>
          </text:list>
        </text:list-item>
        <text:list-item>
          <text:p text:style-name="P139">“User” Action Buttons</text:p>
          <text:list>
            <text:list-item>
              <text:p text:style-name="P139">Text Chat (button)</text:p>
            </text:list-item>
            <text:list-item>
              <text:p text:style-name="P139">Video Chat (button)</text:p>
            </text:list-item>
            <text:list-item>
              <text:p text:style-name="P139">Pay (button)</text:p>
              <text:list>
                <text:list-item>
                  <text:p text:style-name="P139">Bitcoin</text:p>
                </text:list-item>
                <text:list-item>
                  <text:p text:style-name="P139">Paypal</text:p>
                </text:list-item>
              </text:list>
            </text:list-item>
          </text:list>
        </text:list-item>
        <text:list-item>
          <text:p text:style-name="P225">Optimize rendering with templates</text:p>
        </text:list-item>
      </text:list>
      <text:p text:style-name="P41"/>
      <text:p text:style-name="P78">Goal View</text:p>
      <text:list xml:id="list3344076505448352745" text:style-name="L19">
        <text:list-item>
          <text:p text:style-name="P205">Create and Edit “Ambient” Goals, which represent immediate or long-term goals</text:p>
        </text:list-item>
        <text:list-item>
          <text:p text:style-name="P205">Create and Edit Time-specific Goals, forming a personal &amp; group schedule</text:p>
        </text:list-item>
        <text:list-item>
          <text:p text:style-name="P205">Spacetime Tag Planning suggests possible meetings</text:p>
        </text:list-item>
      </text:list>
      <text:p text:style-name="P38">TODO</text:p>
      <text:list xml:id="list194529689280822" text:continue-list="list4307721108111460849" text:style-name="LS1">
        <text:list-item>
          <text:p text:style-name="P229">toggle between 'mine' and 'all'</text:p>
        </text:list-item>
        <text:list-item>
          <text:p text:style-name="P230">copy author's location to goal's default location</text:p>
        </text:list-item>
        <text:list-item>
          <text:p text:style-name="P231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31"><text:span text:style-name="T39">recurrent goals: </text:span><text:span text:style-name="T9">exercise-like behavior reminder</text:span></text:p>
        </text:list-item>
        <text:list-item>
          <text:p text:style-name="P138">alternate time views:</text:p>
          <text:list>
            <text:list-item>
              <text:p text:style-name="P164">timeline</text:p>
            </text:list-item>
            <text:list-item>
              <text:p text:style-name="P232">half-hourly</text:p>
            </text:list-item>
            <text:list-item>
              <text:p text:style-name="P185">hourly (without reference to date, but adjust for daylight savings and timezone. mostly rely on unixtime)</text:p>
            </text:list-item>
            <text:list-item>
              <text:p text:style-name="P138">weekly</text:p>
            </text:list-item>
            <text:list-item>
              <text:p text:style-name="P138">monthly</text:p>
            </text:list-item>
            <text:list-item>
              <text:p text:style-name="P138">add ability to set alternate destination location for any given ‘want to’ item. but default to current location</text:p>
            </text:list-item>
            <text:list-item>
              <text:p text:style-name="P138">allow an activity to be marked as ‘completed’ or ‘delayed’</text:p>
            </text:list-item>
            <text:list-item>
              <text:p text:style-name="P138">if an activity is repetitive, see the repetition metadata collected below and organize into a single panel where it can all be controlled</text:p>
            </text:list-item>
            <text:list-item>
              <text:p text:style-name="P138">classes are similar to ‘want to’ items but their main purpose is to</text:p>
              <text:list>
                <text:list-item>
                  <text:p text:style-name="P138">generate ‘want to’ in the future, at some learning pace</text:p>
                </text:list-item>
                <text:list-item>
                  <text:p text:style-name="P138">track the completion of the course</text:p>
                </text:list-item>
                <text:list-item>
                  <text:p text:style-name="P179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2">Goal “Programs” that activate wizards, ex:</text:p>
          <text:list>
            <text:list-item>
              <text:p text:style-name="P248">time templates: create future schedules parametrically from templates with parameters</text:p>
            </text:list-item>
            <text:list-item>
              <text:p text:style-name="P112">self-inventory wizard: “what do I have access to?”</text:p>
            </text:list-item>
            <text:list-item>
              <text:p text:style-name="P112">emotional inventory (ex: every 6 hours)</text:p>
            </text:list-item>
          </text:list>
        </text:list-item>
        <text:list-item>
          <text:p text:style-name="P248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8">displays current goals</text:p>
          <text:list>
            <text:list-item>
              <text:p text:style-name="P138">set as complete</text:p>
            </text:list-item>
            <text:list-item>
              <text:p text:style-name="P138">set as ignored</text:p>
            </text:list-item>
            <text:list-item>
              <text:p text:style-name="P138">pause (inactivate it)</text:p>
            </text:list-item>
            <text:list-item>
              <text:p text:style-name="P138">delete</text:p>
            </text:list-item>
          </text:list>
        </text:list-item>
        <text:list-item>
          <text:p text:style-name="P138">displays future goals in histogram binned to arbitrary future range</text:p>
        </text:list-item>
        <text:list-item>
          <text:p text:style-name="P138">button to add new goal or select from a list (see the survival items at top)</text:p>
        </text:list-item>
        <text:list-item>
          <text:p text:style-name="P138">expires (single shot) | recycles (repeating)</text:p>
          <text:list>
            <text:list-item>
              <text:p text:style-name="P138">mean period duration</text:p>
            </text:list-item>
            <text:list-item>
              <text:p text:style-name="P138">stay activated until dismiss?</text:p>
              <text:list>
                <text:list-item>
                  <text:p text:style-name="P138">useful for important tasks</text:p>
                </text:list-item>
              </text:list>
            </text:list-item>
            <text:list-item>
              <text:p text:style-name="P138">activation window</text:p>
              <text:list>
                <text:list-item>
                  <text:p text:style-name="P138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8">phase</text:p>
        </text:list-item>
        <text:list-item>
          <text:p text:style-name="P138">synchronous | asynchronous</text:p>
          <text:list>
            <text:list-item>
              <text:p text:style-name="P138">synchronous goals repeat at precise intervals</text:p>
            </text:list-item>
            <text:list-item>
              <text:p text:style-name="P138">asynchronous goals repeat sometime after they are completed</text:p>
            </text:list-item>
          </text:list>
        </text:list-item>
        <text:list-item>
          <text:p text:style-name="P138">repeatsRemaining</text:p>
          <text:list>
            <text:list-item>
              <text:p text:style-name="P138">-1=forever (default)</text:p>
            </text:list-item>
          </text:list>
        </text:list-item>
        <text:list-item>
          <text:p text:style-name="P138">suggested strength</text:p>
        </text:list-item>
        <text:list-item>
          <text:p text:style-name="P138">active?</text:p>
        </text:list-item>
        <text:list-item>
          <text:p text:style-name="P138">onActivate()</text:p>
        </text:list-item>
        <text:list-item>
          <text:p text:style-name="P138">onDeactivate()</text:p>
        </text:list-item>
        <text:list-item>
          <text:p text:style-name="P185">lastCompletedAt</text:p>
        </text:list-item>
      </text:list>
      <text:p text:style-name="P78">Team View</text:p>
      <text:list xml:id="list1456466618902854517" text:style-name="L20">
        <text:list-item>
          <text:p text:style-name="P201">View list of users</text:p>
        </text:list-item>
        <text:list-item>
          <text:p text:style-name="P201">See each user's biography, location, and summary of their meta-tags</text:p>
        </text:list-item>
        <text:list-item>
          <text:p text:style-name="P201">Edit one's own location, biography, and add/remove meta-tags</text:p>
        </text:list-item>
        <text:list-item>
          <text:p text:style-name="P201">Export a user's profile</text:p>
          <text:list>
            <text:list-item>
              <text:p text:style-name="P201">JSON</text:p>
            </text:list-item>
            <text:list-item>
              <text:p text:style-name="P201">HTML</text:p>
            </text:list-item>
          </text:list>
        </text:list-item>
      </text:list>
      <text:p text:style-name="P38">TODO</text:p>
      <text:list xml:id="list194530121941663" text:continue-list="list170" text:style-name="LS2">
        <text:list-item>
          <text:p text:style-name="P282">openstreetmaps (external) link for lat/lon in HTML view of profile export</text:p>
        </text:list-item>
        <text:list-item>
          <text:p text:style-name="P287">estimate of the completeness of your profile</text:p>
          <text:list>
            <text:list-item>
              <text:p text:style-name="P301"><text:span text:style-name="T21">ex:</text:span> your profile is X % more or less complete than the average user</text:p>
            </text:list-item>
          </text:list>
        </text:list-item>
        <text:list-item>
          <text:p text:style-name="P304">to be able to borrow parts of other people's profiles to include <text:s/>(an "add to me" button next to each tag)</text:p>
        </text:list-item>
        <text:list-item>
          <text:p text:style-name="P305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302">Filter by ‘User’ type (not Human)</text:p>
        </text:list-item>
        <text:list-item>
          <text:p text:style-name="P302">Summarize activity stats (ex: # messages / second @ 5m, 1hr, … intervals</text:p>
        </text:list-item>
        <text:list-item>
          <text:p text:style-name="P303">Sort by distance | last activity</text:p>
        </text:list-item>
      </text:list>
      <text:p text:style-name="P78">Trends <text:span text:style-name="T54">View</text:span></text:p>
      <text:list xml:id="list4841231888452300943" text:style-name="L21">
        <text:list-item>
          <text:p text:style-name="P202">Item counts per Tag</text:p>
        </text:list-item>
        <text:list-item>
          <text:p text:style-name="P202">Historical System Focus Table (updated from server)</text:p>
        </text:list-item>
      </text:list>
      <text:p text:style-name="P38">TODO</text:p>
      <text:list xml:id="list194529137629200" text:continue-list="list194529689280822" text:style-name="LS1">
        <text:list-item>
          <text:p text:style-name="P306">avg # of properties per object</text:p>
        </text:list-item>
        <text:list-item>
          <text:p text:style-name="P306">avg # of tags per object</text:p>
        </text:list-item>
        <text:list-item>
          <text:p text:style-name="P306">avg # of supertags &amp; subtags</text:p>
        </text:list-item>
        <text:list-item>
          <text:p text:style-name="P306"># of instances of each property</text:p>
        </text:list-item>
        <text:list-item>
          <text:p text:style-name="P306"># of instances of each tag</text:p>
        </text:list-item>
        <text:list-item>
          <text:p text:style-name="P306">Download as JSON</text:p>
        </text:list-item>
        <text:list-item>
          <text:p text:style-name="P306">Relationships between combinations of Interests</text:p>
        </text:list-item>
        <text:list-item>
          <text:p text:style-name="P306">Focus History</text:p>
          <text:list>
            <text:list-item>
              <text:p text:style-name="P306">discrete totals (ex: each 1s, 5s) , computed locally &amp; on server</text:p>
              <text:list>
                <text:list-item>
                  <text:p text:style-name="P306">Time-sampled Individual History (client-collected)</text:p>
                </text:list-item>
                <text:list-item>
                  <text:p text:style-name="P306">Time-sampled Team History (server-collected)</text:p>
                </text:list-item>
              </text:list>
            </text:list-item>
            <text:list-item>
              <text:p text:style-name="P306">Interest Timeline, Line Chart</text:p>
            </text:list-item>
            <text:list-item>
              <text:p text:style-name="P306">FB-style Timeline</text:p>
            </text:list-item>
            <text:list-item>
              <text:p text:style-name="P306">Cortexitized Narrative</text:p>
            </text:list-item>
            <text:list-item>
              <text:p text:style-name="P306">Load, Save, Share</text:p>
            </text:list-item>
            <text:list-item>
              <text:p text:style-name="P306">Import</text:p>
              <text:list>
                <text:list-item>
                  <text:p text:style-name="P334">Facebook likes, G+ “+1”’s, ...</text:p>
                </text:list-item>
              </text:list>
            </text:list-item>
          </text:list>
        </text:list-item>
        <text:list-item>
          <text:p text:style-name="P233">add 'forget' (remove from client) and 'delete' (remove from both client and server) buttons</text:p>
        </text:list-item>
        <text:list-item>
          <text:p text:style-name="P233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203">Item move, resize, change color</text:p>
        </text:list-item>
        <text:list-item>
          <text:p text:style-name="P203">Edges shown for:</text:p>
          <text:list>
            <text:list-item>
              <text:p text:style-name="P203">Applied Tags</text:p>
            </text:list-item>
          </text:list>
        </text:list-item>
        <text:list-item>
          <text:p text:style-name="P203">Organize button to trigger force-directed layout</text:p>
        </text:list-item>
      </text:list>
      <text:p text:style-name="P37">TODO</text:p>
      <text:list xml:id="list194530504521461" text:continue-list="list194529137629200" text:style-name="LS1">
        <text:list-item>
          <text:p text:style-name="P137">submenu</text:p>
          <text:list>
            <text:list-item>
              <text:p text:style-name="P137">layout buttons activated on-demand</text:p>
            </text:list-item>
          </text:list>
        </text:list-item>
        <text:list-item>
          <text:p text:style-name="P161">Edges shown for:</text:p>
          <text:list>
            <text:list-item>
              <text:p text:style-name="P204">Object values</text:p>
            </text:list-item>
          </text:list>
        </text:list-item>
        <text:list-item>
          <text:p text:style-name="P183">increase mousewheel zoom speed</text:p>
        </text:list-item>
        <text:list-item>
          <text:p text:style-name="P137">icon on nodes</text:p>
        </text:list-item>
        <text:list-item>
          <text:p text:style-name="P137">circle shape for types</text:p>
        </text:list-item>
        <text:list-item>
          <text:p text:style-name="P137">edge arrows</text:p>
        </text:list-item>
        <text:list-item>
          <text:p text:style-name="P137">edge labels</text:p>
        </text:list-item>
        <text:list-item>
          <text:p text:style-name="P137">‘lock updates’ button</text:p>
        </text:list-item>
        <text:list-item>
          <text:p text:style-name="P137">‘lock all in place’ button</text:p>
        </text:list-item>
        <text:list-item>
          <text:p text:style-name="P137">‘layout’ button</text:p>
        </text:list-item>
        <text:list-item>
          <text:p text:style-name="P137">edge toggles</text:p>
        </text:list-item>
        <text:list-item>
          <text:p text:style-name="P137">timeline view</text:p>
        </text:list-item>
        <text:list-item>
          <text:p text:style-name="P137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7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307">create new object properties between visible items</text:p>
          <text:list>
            <text:list-item>
              <text:p text:style-name="P307">drag and draw a line</text:p>
            </text:list-item>
            <text:list-item>
              <text:p text:style-name="P307">select them in sequence (1st and 2nd)</text:p>
            </text:list-item>
          </text:list>
        </text:list-item>
        <text:list-item>
          <text:p text:style-name="P307">handle graph streaming</text:p>
        </text:list-item>
        <text:list-item>
          <text:h text:style-name="P335" text:outline-level="10">save and restore current graph view</text:h>
        </text:list-item>
      </text:list>
      <text:h text:style-name="P218" text:outline-level="10"/>
      <text:h text:style-name="P360" text:outline-level="10"><text:span text:style-name="T37">M</text:span><text:span text:style-name="T36">ap View</text:span></text:h>
      <text:list xml:id="list1512841473466208207" text:style-name="LS40">
        <text:list-item>
          <text:p text:style-name="P341">OpenLayers 2 (2D)</text:p>
          <text:list>
            <text:list-item>
              <text:p text:style-name="P317">OpenStreetMaps</text:p>
            </text:list-item>
            <text:list-item>
              <text:p text:style-name="P317">Bing Aerial Layers <text:span text:style-name="T67">(Satellite)</text:span></text:p>
            </text:list-item>
          </text:list>
        </text:list-item>
        <text:list-item>
          <text:p text:style-name="P317">Cesium (3D)</text:p>
        </text:list-item>
        <text:list-item>
          <text:p text:style-name="P317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18">Right click to add new <text:span text:style-name="T67">items</text:span></text:p>
        </text:list-item>
        <text:list-item>
          <text:p text:style-name="P336">Mini and Large (full-window) Modes</text:p>
        </text:list-item>
      </text:list>
      <text:h text:style-name="P208" text:outline-level="10">TODO</text:h>
      <text:list xml:id="list4062070584781144515" text:style-name="L23">
        <text:list-item>
          <text:p text:style-name="P165">Vector layer scale slider</text:p>
        </text:list-item>
        <text:list-item>
          <text:p text:style-name="P188">Extra OpenLayers layers: Google, Bing, etc..</text:p>
        </text:list-item>
        <text:list-item>
          <text:p text:style-name="P140">Self Marker</text:p>
          <text:list>
            <text:list-item>
              <text:p text:style-name="P140">Draggable (sets Self geolocation)</text:p>
            </text:list-item>
            <text:list-item>
              <text:p text:style-name="P140">with Avatar Icon</text:p>
            </text:list-item>
          </text:list>
        </text:list-item>
        <text:list-item>
          <text:p text:style-name="P140">animated map markers to indicate indefinite sphere of influence (min/max radii)</text:p>
          <text:list>
            <text:list-item>
              <text:p text:style-name="P140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40">clustering: </text:p>
          <text:list>
            <text:list-item>
              <text:p text:style-name="P140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40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40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40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40">Scan</text:p>
          <text:list>
            <text:list-item>
              <text:p text:style-name="P140">get local results from server</text:p>
            </text:list-item>
          </text:list>
        </text:list-item>
        <text:list-item>
          <text:p text:style-name="P140">set current location</text:p>
        </text:list-item>
        <text:list-item>
          <text:p text:style-name="P140">optimized distance nearness function that can return false early in the computation (ex: already too far if dx &gt; maxDist^2)</text:p>
        </text:list-item>
        <text:list-item>
          <text:p text:style-name="P140">create new object at location</text:p>
        </text:list-item>
        <text:list-item>
          <text:p text:style-name="P140">create new object of specific radius</text:p>
        </text:list-item>
        <text:list-item>
          <text:p text:style-name="P140">create new object of specific polygon</text:p>
        </text:list-item>
        <text:list-item>
          <text:p text:style-name="P140">calculate routes for map line</text:p>
        </text:list-item>
        <text:list-item>
          <text:p text:style-name="P140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40">timeslider to adjust current time to compare ‘recent’ to</text:p>
        </text:list-item>
        <text:list-item>
          <text:p text:style-name="P140">Animation</text:p>
          <text:list>
            <text:list-item>
              <text:p text:style-name="P140">Cyclical Zoom-in / Zoom-out</text:p>
            </text:list-item>
          </text:list>
        </text:list-item>
        <text:list-item>
          <text:p text:style-name="P140">Display all tag icons for a given object</text:p>
          <text:list>
            <text:list-item>
              <text:p text:style-name="P140">periodically changing to next one</text:p>
            </text:list-item>
          </text:list>
        </text:list-item>
        <text:list-item>
          <text:p text:style-name="P140">semantic heatmap</text:p>
          <text:list>
            <text:list-item>
              <text:p text:style-name="P140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40">geolocate: find location by name</text:p>
          <text:list>
            <text:list-item>
              <text:p text:style-name="P140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8"><text:a xlink:type="simple" xlink:href="http://cesium.agi.com/"><text:span text:style-name="T10">Cesium</text:span></text:a> as alternative to OpenLayers</text:p>
        </text:list-item>
        <text:list-item>
          <text:p text:style-name="P91">Location detection, tracking, and manual repositioning (even without Map view)</text:p>
        </text:list-item>
        <text:list-item>
          <text:p text:style-name="P91">Multiple planets</text:p>
        </text:list-item>
        <text:list-item>
          <text:p text:style-name="P91">Embedded map layers (ex: floorplans)</text:p>
        </text:list-item>
      </text:list>
      <text:list xml:id="list194530192708555" text:continue-list="list856399828357127529" text:style-name="LS2">
        <text:list-item>
          <text:h text:style-name="P293" text:outline-level="10">map layers: custom map layers defined by an image (ex: floorplan diagram), like tidepool</text:h>
        </text:list-item>
        <text:list-item>
          <text:h text:style-name="P283" text:outline-level="10">middle click on map to set focus to that location</text:h>
        </text:list-item>
        <text:list-item>
          <text:h text:style-name="P288" text:outline-level="10"><text:span text:style-name="T49">Verify </text:span>cesium <text:span text:style-name="T49">still works (displaying icons)</text:span></text:h>
        </text:list-item>
        <text:list-item>
          <text:h text:style-name="P289" text:outline-level="10">Open<text:span text:style-name="T51">L</text:span>ayers3?</text:h>
        </text:list-item>
        <text:list-item>
          <text:h text:style-name="P289" text:outline-level="10">Displays all objects containing geographic metadata.</text:h>
        </text:list-item>
        <text:list-item>
          <text:h text:style-name="P289" text:outline-level="10">OpenLayers with OpenStreetMaps layers</text:h>
        </text:list-item>
        <text:list-item>
          <text:h text:style-name="P289" text:outline-level="10">Bitmap icon (visible from any scale) + Vector polygon (scales, and clickable)</text:h>
        </text:list-item>
        <text:list-item>
          <text:h text:style-name="P289" text:outline-level="10">Remembers center position &amp; zoom</text:h>
        </text:list-item>
        <text:list-item>
          <text:h text:style-name="P289" text:outline-level="10">Displays icon for 1st tag of geolocated object</text:h>
        </text:list-item>
      </text:list>
      <text:h text:style-name="P360" text:outline-level="10"><text:span text:style-name="T37">C</text:span><text:span text:style-name="T36">hat View</text:span></text:h>
      <text:list xml:id="list6684308598401132031" text:style-name="LS5">
        <text:list-item>
          <text:p text:style-name="P254">press enter to send message</text:p>
        </text:list-item>
        <text:list-item>
          <text:p text:style-name="P254">roster visible</text:p>
        </text:list-item>
        <text:list-item>
          <text:p text:style-name="P277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21">alternate message object renderer than what’s currently used in the list and grid views</text:p>
        </text:list-item>
        <text:list-item>
          <text:p text:style-name="P113">tag channel switch, +create channels (select tags)</text:p>
        </text:list-item>
        <text:list-item>
          <text:p text:style-name="P121">message tags inline with text, ex:</text:p>
          <text:list>
            <text:list-item>
              <text:p text:style-name="P121">i [#NEED] to get that</text:p>
            </text:list-item>
          </text:list>
        </text:list-item>
        <text:list-item>
          <text:h text:style-name="P219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11">chat view to be aware of profile additions/removals/changes (via backbone event)</text:p>
        </text:list-item>
        <text:list-item>
          <text:p text:style-name="P324">Geosemantic Chat</text:p>
          <text:list>
            <text:list-item>
              <text:p text:style-name="P337">geographic nearness and interest matching heuristic</text:p>
            </text:list-item>
            <text:list-item>
              <text:p text:style-name="P308">roster: show team (members of semantic space)</text:p>
            </text:list-item>
            <text:list-item>
              <text:p text:style-name="P308">incoming message stream, see: wireclub.com</text:p>
            </text:list-item>
            <text:list-item>
              <text:p text:style-name="P186">page-close behavior (log-out from chat)</text:p>
            </text:list-item>
          </text:list>
        </text:list-item>
      </text:list>
      <text:h text:style-name="P360" text:outline-level="10"><text:span text:style-name="T41">P</text:span><text:span text:style-name="T42">lugin </text:span><text:span text:style-name="T43">V</text:span><text:span text:style-name="T42">iew</text:span></text:h>
      <text:h text:style-name="P228" text:outline-level="10"><text:span text:style-name="T42">T</text:span><text:span text:style-name="T40">ODO</text:span></text:h>
      <text:list xml:id="list2883889632222080212" text:style-name="L25">
        <text:list-item>
          <text:h text:style-name="P162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49" text:outline-level="10">Table View</text:h>
      <text:p text:style-name="P7">TODO</text:p>
      <text:list xml:id="list3758883500656599807" text:style-name="L26">
        <text:list-item>
          <text:p text:style-name="P141">ex: jquery-tabl<text:bookmark text:name="h.6qlgccl764yf"/>e</text:p>
        </text:list-item>
      </text:list>
      <text:h text:style-name="P364" text:outline-level="10"><text:bookmark text:name="h.ahn8fu1jybmm"/>Timeline View</text:h>
      <text:p text:style-name="P7">TODO</text:p>
      <text:list xml:id="list6262480236069404905" text:style-name="L27">
        <text:list-item>
          <text:p text:style-name="P142">event labels, icons, colors</text:p>
        </text:list-item>
        <text:list-item>
          <text:p text:style-name="P142">category filters</text:p>
        </text:list-item>
        <text:list-item>
          <text:p text:style-name="P142">input: focus history</text:p>
        </text:list-item>
        <text:list-item>
          <text:p text:style-name="P142">demo: stock data</text:p>
        </text:list-item>
        <text:list-item>
          <text:p text:style-name="P220">demo: fukushima timeplot data</text:p>
        </text:list-item>
      </text:list>
      <text:p text:style-name="P362">Server $N Interface</text:p>
      <text:list xml:id="list8132860976723240040" text:style-name="L34">
        <text:list-item>
          <text:h text:style-name="P96" text:outline-level="10">Extends util.js</text:h>
        </text:list-item>
        <text:list-item>
          <text:h text:style-name="P96" text:outline-level="10">TODO</text:h>
        </text:list-item>
      </text:list>
      <text:p text:style-name="Heading_20_1">Server Plugin API</text:p>
      <text:list xml:id="list3354305275370763593" text:style-name="L32">
        <text:list-item>
          <text:p text:style-name="P223">TODO document with example</text:p>
        </text:list-item>
      </text:list>
      <text:h text:style-name="P363" text:outline-level="10">Client $N Interface</text:h>
      <text:list xml:id="list194529132972241" text:continue-list="list8132860976723240040" text:style-name="L34">
        <text:list-item>
          <text:h text:style-name="P96" text:outline-level="10">Extends util.js <text:span text:style-name="T71">&amp; backbone Model</text:span></text:h>
        </text:list-item>
        <text:list-item>
          <text:h text:style-name="P96" text:outline-level="10">TODO</text:h>
        </text:list-item>
      </text:list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43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4">Bright</text:p>
              <text:list>
                <text:list-item>
                  <text:p text:style-name="P144">[Bright derivatives]</text:p>
                </text:list-item>
              </text:list>
            </text:list-item>
            <text:list-item>
              <text:p text:style-name="P144">Dark</text:p>
              <text:list>
                <text:list-item>
                  <text:p text:style-name="P189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5">Facebook</text:p>
        </text:list-item>
        <text:list-item>
          <text:p text:style-name="P145">Microsoft</text:p>
        </text:list-item>
        <text:list-item>
          <text:p text:style-name="P145">Apple</text:p>
        </text:list-item>
        <text:list-item>
          <text:p text:style-name="P145">Ubuntu</text:p>
        </text:list-item>
        <text:list-item>
          <text:p text:style-name="P145">Anonymous</text:p>
        </text:list-item>
        <text:list-item>
          <text:p text:style-name="P145">Whitehouse.gov</text:p>
        </text:list-item>
        <text:list-item>
          <text:p text:style-name="P145">CIA</text:p>
        </text:list-item>
        <text:list-item>
          <text:p text:style-name="P145">DARPA</text:p>
        </text:list-item>
        <text:list-item>
          <text:p text:style-name="P145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194528984726768" text:continue-list="list2883889632222080212" text:style-name="L25">
        <text:list-item>
          <text:h text:style-name="P221" text:outline-level="10">start with: github.com/automenta/curiosume_android -&gt; netention_andoid</text:h>
        </text:list-item>
        <text:list-item>
          <text:p text:style-name="P146">Wraps client functionality as an Android app enabling higher-frequency interaction and direct access to mobile device features such as Camera, GPS, Bluetooth, etc..</text:p>
        </text:list-item>
        <text:list-item>
          <text:p text:style-name="P146">A first version may simply consist of a WebView component linking to a remote web server’s page. <text:s/>Possibly with list of known servers to choose from on startup</text:p>
        </text:list-item>
        <text:list-item>
          <text:p text:style-name="P249">Curiosume Tasks (screens)</text:p>
        </text:list-item>
        <text:list-item>
          <text:p text:style-name="P146">Team</text:p>
          <text:list>
            <text:list-item>
              <text:p text:style-name="P146">combo box selection of known persons, including self</text:p>
            </text:list-item>
            <text:list-item>
              <text:p text:style-name="P146">display area of all tagged items.</text:p>
              <text:list>
                <text:list-item>
                  <text:p text:style-name="P146">if self, then they can be deleted, marked public/private</text:p>
                </text:list-item>
                <text:list-item>
                  <text:p text:style-name="P146">if self, can set location</text:p>
                </text:list-item>
              </text:list>
            </text:list-item>
          </text:list>
        </text:list-item>
        <text:list-item>
          <text:p text:style-name="P146">Browse</text:p>
          <text:list>
            <text:list-item>
              <text:p text:style-name="P146">wikitagger</text:p>
            </text:list-item>
            <text:list-item>
              <text:p text:style-name="P146">search box</text:p>
            </text:list-item>
          </text:list>
        </text:list-item>
        <text:list-item>
          <text:p text:style-name="P146">Match</text:p>
          <text:list>
            <text:list-item>
              <text:p text:style-name="P146">transmit (public components of) inventory to network or bluetooth or email</text:p>
            </text:list-item>
            <text:list-item>
              <text:h text:style-name="P222" text:outline-level="10">receive matches</text:h>
            </text:list-item>
          </text:list>
        </text:list-item>
      </text:list>
      <text:h text:style-name="P352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67">Id</text:p>
          <text:list>
            <text:list-item>
              <text:p text:style-name="P242">URI of the object, usually a generated UUID</text:p>
            </text:list-item>
          </text:list>
        </text:list-item>
        <text:list-item>
          <text:p text:style-name="P148">author</text:p>
        </text:list-item>
        <text:list-item>
          <text:p text:style-name="P191">name</text:p>
        </text:list-item>
        <text:list-item>
          <text:p text:style-name="P147">geolocation</text:p>
          <text:list>
            <text:list-item>
              <text:p text:style-name="P244">is this used? Probably not</text:p>
            </text:list-item>
          </text:list>
        </text:list-item>
        <text:list-item>
          <text:p text:style-name="P147">tags, tagStrength</text:p>
        </text:list-item>
        <text:list-item>
          <text:p text:style-name="P166">createdAt</text:p>
        </text:list-item>
        <text:list-item>
          <text:p text:style-name="P234">modifiedAt</text:p>
        </text:list-item>
        <text:list-item>
          <text:p text:style-name="P147"/>
        </text:list-item>
        <text:list-item>
          <text:p text:style-name="P147">replyTo</text:p>
        </text:list-item>
        <text:list-item>
          <text:p text:style-name="P147">deleted?</text:p>
        </text:list-item>
        <text:list-item>
          <text:p text:style-name="P239">subject</text:p>
          <text:list>
            <text:list-item>
              <text:p text:style-name="P239">analogous to RDF subject, ie. to what or whom the nobject refers to</text:p>
            </text:list-item>
          </text:list>
        </text:list-item>
        <text:list-item>
          <text:p text:style-name="P242">when</text:p>
          <text:list>
            <text:list-item>
              <text:p text:style-name="P242">change to: occursAt</text:p>
            </text:list-item>
          </text:list>
        </text:list-item>
      </text:list>
      <text:p text:style-name="P3"/>
      <text:p text:style-name="P64">TODO</text:p>
      <text:list xml:id="list3321903445290861365" text:style-name="L30">
        <text:list-item>
          <text:p text:style-name="P149">revision history</text:p>
        </text:list-item>
        <text:list-item>
          <text:p text:style-name="P149">hidden?</text:p>
        </text:list-item>
      </text:list>
      <text:p text:style-name="P192"/>
      <text:p text:style-name="Heading_20_1">NObject API</text:p>
      <text:list xml:id="list4471346527067667290" text:style-name="L35">
        <text:list-item>
          <text:p text:style-name="P243">see util.js: function objectify(x)</text:p>
        </text:list-item>
      </text:list>
      <text:h text:style-name="P353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61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62">the most recent objects added to the database, up to as many as specified by :num; returns json hash</text:p>
              </text:list-item>
            </text:list>
            <text:p text:style-name="P15"/>
            <text:p text:style-name="P278">/<text:span text:style-name="T68">object</text:span>/tag/:tag/json</text:p>
            <text:list xml:id="list9204813722204381941" text:style-name="LS19">
              <text:list-item>
                <text:p text:style-name="P264">array of all objects of a given tag. <text:s/>tag can be a simple string tag or a comma-separated list of tags</text:p>
              </text:list-item>
            </text:list>
            <text:p text:style-name="P279"/>
            <text:p text:style-name="P26">/attention</text:p>
            <text:list xml:id="list6389280622023294273" text:style-name="LS18">
              <text:list-item>
                <text:p text:style-name="P263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65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52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66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67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68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69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69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70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71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72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72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55">wikilink graph in RDF surround wikitags (separated by commas)</text:p>
                <text:p text:style-name="P190"/>
              </text:list-item>
            </text:list>
            <text:p text:style-name="P43">Generate DOT file for offline viewing (ex: Gephi)</text:p>
            <text:list xml:id="list194530594468570" text:continue-numbering="true" text:style-name="LS30">
              <text:list-item>
                <text:p text:style-name="P235">/<text:span text:style-name="T45">graph/skills/dot</text:span></text:p>
              </text:list-item>
              <text:list-item>
                <text:p text:style-name="P235">/<text:span text:style-name="T45">graph/skills/[:parentcategories]/dot</text:span></text:p>
              </text:list-item>
              <text:list-item>
                <text:p text:style-name="P236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46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64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323">1. IRC</text:p>
          </table:table-cell>
          <table:table-cell table:style-name="Table5.A1" office:value-type="string">
            <text:list xml:id="list6700082884865844270" text:style-name="LS32">
              <text:list-item>
                <text:p text:style-name="P320">Import and Export JSON dump</text:p>
              </text:list-item>
              <text:list-item>
                <text:p text:style-name="P309"><text:span text:style-name="T1">dht.js / </text:span><text:span text:style-name="T3">Bittorrent</text:span></text:p>
              </text:list-item>
              <text:list-item>
                <text:p text:style-name="P320">Telehash</text:p>
              </text:list-item>
              <text:list-item>
                <text:p text:style-name="P309"><text:span text:style-name="T1">Kademlia </text:span><text:span text:style-name="T8">Kadoh (Kademlia for node.js)</text:span></text:p>
              </text:list-item>
              <text:list-item>
                <text:p text:style-name="P322">Gnutella</text:p>
              </text:list-item>
              <text:list-item>
                <text:p text:style-name="P338">WASTE</text:p>
              </text:list-item>
              <text:list-item>
                <text:p text:style-name="P339">XMPP</text:p>
              </text:list-item>
            </text:list>
          </table:table-cell>
        </table:table-row>
      </table:table>
      <text:h text:style-name="P364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50">stores files</text:p>
        </text:list-item>
        <text:list-item>
          <text:p text:style-name="P150">unzips .zip, .kmz (and adjusts &lt;link&gt; url’s), etc..</text:p>
        </text:list-item>
        <text:list-item>
          <text:p text:style-name="P150">hosts on webserver as static content</text:p>
        </text:list-item>
        <text:list-item>
          <text:p text:style-name="P150">.gitignore’d</text:p>
        </text:list-item>
      </text:list>
      <text:p text:style-name="P3"/>
      <text:h text:style-name="P350" text:outline-level="10"><text:bookmark text:name="h.a886s3tvq5dg"/>Accessibility</text:h>
      <text:list xml:id="list4622493646868146831" text:style-name="LS35">
        <text:list-item>
          <text:p text:style-name="P312">Blind</text:p>
        </text:list-item>
        <text:list-item>
          <text:p text:style-name="P312">Deaf</text:p>
        </text:list-item>
        <text:list-item>
          <text:p text:style-name="P312">Pre-Symbolic / Non-Verbal / Gestural (Children, Paralyzed, Animals)</text:p>
        </text:list-item>
      </text:list>
      <text:p text:style-name="P62"/>
      <text:p text:style-name="P65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19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21">Windows (partially ready)</text:p>
              </text:list-item>
              <text:list-item>
                <text:p text:style-name="P321">Android</text:p>
              </text:list-item>
              <text:list-item>
                <text:p text:style-name="P321">OSX</text:p>
              </text:list-item>
              <text:list-item>
                <text:p text:style-name="P321">AppFog</text:p>
              </text:list-item>
              <text:list-item>
                <text:p text:style-name="P321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194530731549063" text:continue-list="list194530504521461" text:style-name="LS1">
        <text:list-item>
          <text:p text:style-name="P290"><text:span text:style-name="T20">E</text:span><text:span text:style-name="T18">xplain adaptive ontology system</text:span></text:p>
          <text:list>
            <text:list-item>
              <text:p text:style-name="P183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3">Introduction </text:p>
      <text:p text:style-name="P71">v2: google presentation</text:p>
      <text:p text:style-name="P71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1">v1: (openoffice format)</text:p>
      <text:p text:style-name="P71">https://github.com/automenta/netentionjs2/blob/master/doc/netention_introduction.odp </text:p>
      <text:p text:style-name="P71">v0: https://docs.google.com/presentation/d/1CwGqrWFNpmfr98FICXL8UDD6TcvGjx_5lyZzrw1R9tA/edit#slide=id.i120</text:p>
      <text:p text:style-name="P71"/>
      <text:p text:style-name="P71">Global survival system (alternate, openoffice format)</text:p>
      <text:p text:style-name="P71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2"/>
      <text:p text:style-name="P71">Netention applications: https://docs.google.com/presentation/d/1PwmiWFJ5l7sfk5k61dYk_ocgSo5qhGBQWYnCtyuWOTw/edit?usp=sharing</text:p>
      <text:p text:style-name="P71"/>
      <text:p text:style-name="P71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1"/>
      <text:p text:style-name="P71">Semantic Business Intelligence</text:p>
      <text:p text:style-name="P71">https://docs.google.com/presentation/d/17LQVk5b3sSTVOttgBhI8EEseb_kicLJMQq-BlDtNwNo/edit?usp=sharing </text:p>
      <text:p text:style-name="P71"/>
      <text:p text:style-name="P71">Netention Neighborhood</text:p>
      <text:p text:style-name="P71">https://docs.google.com/presentation/d/12CqfvbSfnI5dWccktxjBNeGZS6_tZAvRzhUdB-1kdXg/edit?usp=sharing </text:p>
      <text:p text:style-name="P71"/>
      <text:p text:style-name="P71">Ouishare</text:p>
      <text:p text:style-name="P71">https://docs.google.com/presentation/d/1aT7PdK54zL70P-MlZuxgQ6ASYg6pdxn6_Fcc9AIwIKM/edit?usp=sharing </text:p>
      <text:p text:style-name="P71"/>
      <text:p text:style-name="P71">Global suvival system</text:p>
      <text:p text:style-name="P71">https://docs.google.com/presentation/d/12SYeqG2CmQbt8A76Z8r0PVYHja3Ju1oV3AFbQFq_zdc/edit?usp=sharing </text:p>
      <text:p text:style-name="P71"/>
      <text:p text:style-name="P71">Naked Mind Protocol</text:p>
      <text:p text:style-name="P71">https://docs.google.com/presentation/d/1Q98meEH7ojKp1KIHKK-Q0nVhIJAYb2FgD5L6X46oya0/edit?usp=sharing</text:p>
      <text:p text:style-name="P74"/>
      <text:list xml:id="list194529978700807" text:continue-list="list71" text:style-name="LS1">
        <text:list-item>
          <text:list>
            <text:list-item>
              <text:list>
                <text:list-item>
                  <text:p text:style-name="P159">integrate original introduction to slides somewhere after slide #8</text:p>
                </text:list-item>
              </text:list>
            </text:list-item>
            <text:list-item>
              <text:p text:style-name="P137"><text:span text:style-name="T18">Netention Theory </text:span>presentation</text:p>
            </text:list-item>
            <text:list-item>
              <text:p text:style-name="P137"><text:span text:style-name="T18">Netention Systems </text:span>presentation</text:p>
            </text:list-item>
            <text:list-item>
              <text:p text:style-name="P137"><text:span text:style-name="T18">Netention Growth </text:span>presentation</text:p>
              <text:list>
                <text:list-item>
                  <text:p text:style-name="P159">crowdfunding</text:p>
                </text:list-item>
              </text:list>
            </text:list-item>
            <text:list-item>
              <text:p text:style-name="P137">earth beacon protocol presentation</text:p>
              <text:list>
                <text:list-item>
                  <text:p text:style-name="P237">integrate features of DisclosureProject ET Contact App</text:p>
                </text:list-item>
                <text:list-item>
                  <text:p text:style-name="P237">include CB/HAM radio</text:p>
                </text:list-item>
              </text:list>
            </text:list-item>
            <text:list-item>
              <text:p text:style-name="P137">avatar soundboard / video remix presentation</text:p>
              <text:list>
                <text:list-item>
                  <text:p text:style-name="P137">personal agents</text:p>
                </text:list-item>
                <text:list-item>
                  <text:p text:style-name="P137">artificial art</text:p>
                </text:list-item>
                <text:list-item>
                  <text:p text:style-name="P137">education entertainment (adhd)</text:p>
                </text:list-item>
              </text:list>
            </text:list-item>
            <text:list-item>
              <text:p text:style-name="P137">federated cyber militia presentation (w/ eric’s organization patterns)</text:p>
              <text:list>
                <text:list-item>
                  <text:p text:style-name="P137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7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7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7">first earth battalion</text:p>
                </text:list-item>
              </text:list>
            </text:list-item>
            <text:list-item>
              <text:h text:style-name="P224" text:outline-level="10">biosphere / noosphere optimization presentation</text:h>
            </text:list-item>
          </text:list>
        </text:list-item>
      </text:list>
      <text:h text:style-name="P365" text:outline-level="10"/>
      <text:h text:style-name="P347" text:outline-level="10"/>
      <text:h text:style-name="P357" text:outline-level="10"><text:bookmark text:name="h.mmml1pxn2ui7"/><text:bookmark text:name="h.f7sg7t9yg0qh"/>Client Memory</text:h>
      <text:list xml:id="list9041580421863558866" text:style-name="LS36">
        <text:list-item>
          <text:p text:style-name="P151">Stores objects as indexed keys.</text:p>
          <text:list>
            <text:list-item>
              <text:p text:style-name="P151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25">indexedDB support - enables larger client-side datastore</text:p>
          <text:list>
            <text:list-item>
              <text:p text:style-name="P325">with WARNING when quota may be near exceeded</text:p>
            </text:list-item>
          </text:list>
        </text:list-item>
        <text:list-item>
          <text:p text:style-name="P313">attention vector : map&lt;object,interest&gt;</text:p>
        </text:list-item>
        <text:list-item>
          <text:p text:style-name="P313">forgetting: keeps total # of objects in server and client within range (ex: &lt; 10k) based on attention</text:p>
        </text:list-item>
        <text:list-item>
          <text:p text:style-name="P313">spreading</text:p>
        </text:list-item>
        <text:list-item>
          <text:p text:style-name="P313">importance classifier: classifies incoming objects according to its features to predict the user’s interest in it (0..1.0)</text:p>
          <text:list>
            <text:list-item>
              <text:p text:style-name="P313">author, age, etc..</text:p>
            </text:list-item>
            <text:list-item>
              <text:p text:style-name="P313">use an encog component to automatically learn user’s classification parameters</text:p>
            </text:list-item>
            <text:list-item>
              <text:p text:style-name="P313">this is analogous to google’s important inbox feature</text:p>
            </text:list-item>
          </text:list>
        </text:list-item>
      </text:list>
      <text:h text:style-name="P354" text:outline-level="10"/>
      <text:p text:style-name="P61"/>
      <text:h text:style-name="P369" text:outline-level="10"><text:bookmark text:name="h.x3cy6cj05bsq"/>Deprecated Focuses</text:h>
      <text:h text:style-name="P371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26">highlight currently selected tag(s)</text:p>
              </text:list-item>
              <text:list-item>
                <text:p text:style-name="P326">allow multiple tag selection</text:p>
              </text:list-item>
              <text:list-item>
                <text:p text:style-name="P326">allow strength-based tag selection</text:p>
              </text:list-item>
              <text:list-item>
                <text:p text:style-name="P326">order by most tags</text:p>
              </text:list-item>
              <text:list-item>
                <text:p text:style-name="P326">show other information about each tag, live update where necessary</text:p>
              </text:list-item>
              <text:list-item>
                <text:p text:style-name="P310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310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310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47" text:outline-level="10"><text:bookmark text:name="h.s7n5aqjpud95"/></text:h>
      <text:h text:style-name="P347" text:outline-level="10"><text:bookmark text:name="h.jw15k9k3fsa7"/>Favorite Tagger</text:h>
      <text:p text:style-name="P5">TODO</text:p>
      <text:list xml:id="list904101121818325397" text:style-name="LS45">
        <text:list-item>
          <text:p text:style-name="P152">Show added favorites</text:p>
        </text:list-item>
      </text:list>
      <text:h text:style-name="P344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53">quick publish current emotion (button)</text:p>
        </text:list-item>
      </text:list>
      <text:h text:style-name="P347" text:outline-level="10"><text:bookmark text:name="h.e0k9y4n8cgyw"/>Other Taggers</text:h>
      <text:p text:style-name="P5">TODO</text:p>
      <text:list xml:id="list411" text:style-name="LS13">
        <text:list-item>
          <text:p text:style-name="P313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13">ivan’s circle menu</text:p>
        </text:list-item>
        <text:list-item>
          <text:p text:style-name="P313">metamaps spinning carousel menu</text:p>
        </text:list-item>
        <text:list-item>
          <text:p text:style-name="P327">Dashboard/Home screen</text:p>
        </text:list-item>
      </text:list>
      <text:h text:style-name="P358" text:outline-level="10"/>
      <text:h text:style-name="P347" text:outline-level="10"><text:bookmark text:name="h.r8m7vi6s1sfs"/>Focus Keyword</text:h>
      <text:p text:style-name="P35"><text:span text:style-name="T12">TODO</text:span> Filtering by keyword.</text:p>
      <text:h text:style-name="P344" text:outline-level="10"><text:bookmark text:name="h.k1jvsv5q5trx"/><office:annotation><dc:date>0000-00-00T00:00:00</dc:date><text:p text:style-name="P373"><text:span text:style-name="T1">Dorotea Mar:</text:span></text:p><text:p text:style-name="P373"><text:span text:style-name="T1">i like the name :) maybe let's put some examples, also for the needs tagger</text:span></text:p></office:annotation>Human Body Tagger</text:h>
      <text:h text:style-name="P347" text:outline-level="10"><text:bookmark text:name="h.aac4785y2hq4"/>Needs Tagger</text:h>
      <text:h text:style-name="P357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13">includes map, recent items, and stats</text:p>
        </text:list-item>
        <text:list-item>
          <text:p text:style-name="P313">requests fullsize</text:p>
        </text:list-item>
      </text:list>
      <text:h text:style-name="P357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14">jQuery plugin, with demonstrated multi-instantiability on single document OK</text:p>
        </text:list-item>
        <text:list-item>
          <text:p text:style-name="P314">Sentencizing OK</text:p>
        </text:list-item>
        <text:list-item>
          <text:p text:style-name="P314">Text-to-speech</text:p>
        </text:list-item>
        <text:list-item>
          <text:p text:style-name="P314">Preserve links and images in frames</text:p>
        </text:list-item>
        <text:list-item>
          <text:p text:style-name="P314">Image Search</text:p>
        </text:list-item>
        <text:list-item>
          <text:p text:style-name="P314">Add current sentence to attention set (as # anchor to the base page URL)</text:p>
        </text:list-item>
        <text:list-item>
          <text:p text:style-name="P154">jQuery Mobile Dragging for next/prev and font-size</text:p>
        </text:list-item>
      </text:list>
      <text:list xml:id="list101262092080909987" text:style-name="LS48">
        <text:list-item>
          <text:p text:style-name="P315">Rapid presentation mode: “Neuro Download”</text:p>
        </text:list-item>
      </text:list>
      <text:p text:style-name="P54"><text:bookmark text:name="h.os3nowd9a4kh"/></text:p>
      <text:h text:style-name="P356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0">TODO</text:p>
      <text:list xml:id="list496" text:style-name="LS13">
        <text:list-item>
          <text:p text:style-name="P313">Server plugins provide Focus modes to client</text:p>
        </text:list-item>
      </text:list>
      <text:p text:style-name="P48">KML</text:p>
      <text:p text:style-name="P38">TODO</text:p>
      <text:list xml:id="list194529609372450" text:continue-list="list194530731549063" text:style-name="LS1">
        <text:list-item>
          <text:p text:style-name="P226">Interest in KML file</text:p>
        </text:list-item>
        <text:list-item>
          <text:p text:style-name="P238">Security permission on /input/ endpoints</text:p>
        </text:list-item>
        <text:list-item>
          <text:p text:style-name="P232">KML output</text:p>
        </text:list-item>
        <text:list-item>
          <text:h text:style-name="P340" text:outline-level="10">GeoJSON output</text:h>
        </text:list-item>
      </text:list>
      <text:h text:style-name="P370" text:outline-level="10"><text:bookmark text:name="h.sluvipli6v5q"/>Facetime Plugin</text:h>
      <text:p text:style-name="P5">TODO</text:p>
      <text:list xml:id="list497" text:style-name="LS13">
        <text:list-item>
          <text:p text:style-name="P313">identify people in close proximity that you can explore “face time” with (sent as private messages)</text:p>
        </text:list-item>
      </text:list>
      <text:h text:style-name="P368" text:outline-level="10"><text:bookmark text:name="h.normqaweovxl"/>Jam Plugin</text:h>
      <text:p text:style-name="P5">TODO</text:p>
      <text:list xml:id="list498" text:style-name="LS13">
        <text:list-item>
          <text:p text:style-name="P313">identify people with musical instruments in close proximity that can form bands</text:p>
        </text:list-item>
      </text:list>
      <text:h text:style-name="P368" text:outline-level="10"><text:bookmark text:name="h.ut5oul5ze08w"/>Emotion Detector Plugin</text:h>
      <text:p text:style-name="P5">TODO</text:p>
      <text:list xml:id="list499" text:style-name="LS13">
        <text:list-item>
          <text:p text:style-name="P313">clarify emotional context of previously authored objects using one or more sentiment analysis algorithms</text:p>
        </text:list-item>
      </text:list>
      <text:h text:style-name="P368" text:outline-level="10"><text:bookmark text:name="h.9zfnabqb4yf5"/>Craigslist Plugin</text:h>
      <text:p text:style-name="P5">TODO</text:p>
      <text:list xml:id="list500" text:style-name="LS13">
        <text:list-item>
          <text:p text:style-name="P313">get craigslist items from appropriate RSS feed, and apply relevant tags</text:p>
        </text:list-item>
        <text:list-item>
          <text:p text:style-name="P313">craigslist enhancements</text:p>
        </text:list-item>
      </text:list>
      <text:h text:style-name="P368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13">“happy &lt;-&gt; sad” / “rich &lt;-&gt; poor” @afxdeadcode bot functionality</text:p>
            </text:list-item>
            <text:list-item>
              <text:p text:style-name="P313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16">Environment-dependent (relevance predicate)</text:p>
        </text:list-item>
        <text:list-item>
          <text:p text:style-name="P316">Chat Bots</text:p>
        </text:list-item>
        <text:list-item>
          <text:p text:style-name="P316">Administrator “add new product” pages, with environment simulation</text:p>
        </text:list-item>
        <text:list-item>
          <text:p text:style-name="P155">Implemented as Support for an Intention</text:p>
        </text:list-item>
      </text:list>
      <text:list xml:id="list508" text:style-name="LS13">
        <text:list-item>
          <text:list>
            <text:list-item>
              <text:p text:style-name="P313">demographics reports: produce data reports of analyzed trends, sentiments, etc.. useful for selling to marketing business.</text:p>
            </text:list-item>
            <text:list-item>
              <text:p text:style-name="P313">product wars: incite fights between consumers of competing products</text:p>
            </text:list-item>
            <text:list-item>
              <text:p text:style-name="P313">twitter local tweets:</text:p>
              <text:list>
                <text:list-item>
                  <text:p text:style-name="P313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13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13">SendToTwitter(username=...) if multiple bots are registered on the server</text:p>
                </text:list-item>
                <text:list-item>
                  <text:p text:style-name="P313">attempt to send pending replies to messages previously received from twitter</text:p>
                </text:list-item>
              </text:list>
            </text:list-item>
            <text:list-item>
              <text:p text:style-name="P313">OSM: interest (“curiosity”) in amenities for a given location is noticed by the plugin to yield the OSM amenity data</text:p>
            </text:list-item>
            <text:list-item>
              <text:p text:style-name="P313">RSS: created post objects inherit all other tags of the (creating) feed</text:p>
            </text:list-item>
            <text:list-item>
              <text:p text:style-name="P313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57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311"><office:annotation><dc:date>0000-00-00T00:00:00</dc:date><text:p text:style-name="P373"><text:span text:style-name="T1">Eimhin David:</text:span></text:p><text:p text:style-name="P373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28">Post photo/video/audio clips to map markers with time stamps, and the ability to view the content in a popup balloon or rss feed.</text:p>
              </text:list-item>
              <text:list-item>
                <text:p text:style-name="P311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28">Subscribe to text/sms/email updates for events you predefine (environmental pollution, 50 mile radius from my home, email me or tsunami alert/earthquake/tornado)</text:p>
              </text:list-item>
              <text:list-item>
                <text:p text:style-name="P328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311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28">Post anonymous content, which is private and encrypted (long term goal)</text:p>
              </text:list-item>
              <text:list-item>
                <text:p text:style-name="P328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59" text:outline-level="10"><text:bookmark text:name="h.krl7qrkwpknw"/>Old, but may content relevant items: </text:h>
      <text:h text:style-name="P355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29">send essential objects on connect:</text:p>
              <text:list>
                <text:list-item>
                  <text:p text:style-name="P330">user’s own objects “mine”</text:p>
                </text:list-item>
                <text:list-item>
                  <text:p text:style-name="P330">tags</text:p>
                </text:list-item>
                <text:list-item>
                  <text:p text:style-name="P329">most recent</text:p>
                </text:list-item>
              </text:list>
            </text:list-item>
            <text:list-item>
              <text:p text:style-name="P329">getGeolocation</text:p>
              <text:list>
                <text:list-item>
                  <text:p text:style-name="P329">consider both primitive spacepoint property and first property with it</text:p>
                </text:list-item>
              </text:list>
            </text:list-item>
            <text:list-item>
              <text:p text:style-name="P329">fix relevant not updating when /tag/ accessed</text:p>
            </text:list-item>
            <text:list-item>
              <text:p text:style-name="P329">add primitive tag</text:p>
            </text:list-item>
            <text:list-item>
              <text:p text:style-name="P329">add color primitive data type</text:p>
            </text:list-item>
            <text:list-item>
              <text:p text:style-name="P329">add tag property, with type select (requires new meta-primitive)</text:p>
            </text:list-item>
            <text:list-item>
              <text:p text:style-name="P329">db stores involved tags as cache for fast index queries; removes the cache property from retrieved DB object</text:p>
            </text:list-item>
            <text:list-item>
              <text:p text:style-name="P329">CompleteObject loaded from menu/url</text:p>
            </text:list-item>
            <text:list-item>
              <text:p text:style-name="P329">complete object manipulation unit tests</text:p>
            </text:list-item>
            <text:list-item>
              <text:p text:style-name="P331">fix the matching plugins, for basic object matching</text:p>
              <text:list>
                <text:list-item>
                  <text:p text:style-name="P331">human age match</text:p>
                </text:list-item>
                <text:list-item>
                  <text:p text:style-name="P331">musical instrument match</text:p>
                </text:list-item>
              </text:list>
            </text:list-item>
            <text:list-item>
              <text:p text:style-name="P329">obey min/max property arity, affects tag display and property adding behavior</text:p>
            </text:list-item>
            <text:list-item>
              <text:p text:style-name="P313">on startup, download all of a user’s objects first, then get other objects according to interests and recency. </text:p>
              <text:list>
                <text:list-item>
                  <text:p text:style-name="P313"><text:s/>interest modes:</text:p>
                  <text:list>
                    <text:list-item>
                      <text:p text:style-name="P313">geolocation</text:p>
                    </text:list-item>
                    <text:list-item>
                      <text:p text:style-name="P313">tag vector</text:p>
                    </text:list-item>
                    <text:list-item>
                      <text:p text:style-name="P313"/>
                    </text:list-item>
                  </text:list>
                </text:list-item>
              </text:list>
            </text:list-item>
            <text:list-item>
              <text:p text:style-name="P313">add a restartEvery parameter to plugins to have them stopped and restarted at periodic intervals</text:p>
            </text:list-item>
            <text:list-item>
              <text:p text:style-name="P313">tag recommendations:</text:p>
              <text:list>
                <text:list-item>
                  <text:p text:style-name="P313">stemming on english words</text:p>
                  <text:list>
                    <text:list-item>
                      <text:p text:style-name="P313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13">variable score result 0..1.0, indicated with sort order and font size</text:p>
                </text:list-item>
                <text:list-item>
                  <text:p text:style-name="P313">display in bottom section below all tags</text:p>
                </text:list-item>
                <text:list-item>
                  <text:p text:style-name="P313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29">find relevant (geographically near) objects when only a spacepoint is in (edited) focus</text:p>
            </text:list-item>
            <text:list-item>
              <text:p text:style-name="P329">indicate when the DB isnt running</text:p>
            </text:list-item>
            <text:list-item>
              <text:p text:style-name="P329">merge properties from duplicate tags on ontology loads</text:p>
            </text:list-item>
            <text:list-item>
              <text:p text:style-name="P332">user IP -&gt; becomes a known IP object that can become geo-IP resolved as a “location of interest” to ponder inference results</text:p>
            </text:list-item>
            <text:list-item>
              <text:p text:style-name="P332">mousewheel on applied Tag to adjust strength; adjusts font-size of displayed applied tag</text:p>
            </text:list-item>
            <text:list-item>
              <text:p text:style-name="P332">loaded and unloaded plugins reified as objects themselves</text:p>
            </text:list-item>
            <text:list-item>
              <text:p text:style-name="P332">“Forecast” tag modeled after Foresight Engine</text:p>
              <text:list>
                <text:list-item>
                  <text:p text:style-name="P313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33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33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13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33">No way!” If you disagree, play an antagonism card.</text:p>
                    </text:list-item>
                    <text:list-item>
                      <text:p text:style-name="P333">“Yes! And…” If you agree, play a momentum card.</text:p>
                    </text:list-item>
                    <text:list-item>
                      <text:p text:style-name="P333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33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32">make cortexit.js optional using try/catch on module require</text:p>
            </text:list-item>
            <text:list-item>
              <text:p text:style-name="P332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13">object properties</text:p>
              <text:list>
                <text:list-item>
                  <text:p text:style-name="P313">shown in graph view as edges</text:p>
                </text:list-item>
              </text:list>
            </text:list-item>
            <text:list-item>
              <text:p text:style-name="P329">remove text display of name in message, just add ‘title=’ to displayed avatar icon</text:p>
            </text:list-item>
            <text:list-item>
              <text:p text:style-name="P329">add ‘(Me)’ to a displayed Self object that matches clientID</text:p>
            </text:list-item>
            <text:list-item>
              <text:p text:style-name="P329">team focus w/ filter for individual authors</text:p>
              <text:list>
                <text:list-item>
                  <text:p text:style-name="P329">private message</text:p>
                </text:list-item>
                <text:list-item>
                  <text:p text:style-name="P329">private video conference</text:p>
                </text:list-item>
                <text:list-item>
                  <text:p text:style-name="P329">“pay...”</text:p>
                </text:list-item>
                <text:list-item>
                  <text:p text:style-name="P329">trust: unknown</text:p>
                </text:list-item>
                <text:list-item>
                  <text:p text:style-name="P329">last activity: unknown</text:p>
                </text:list-item>
              </text:list>
            </text:list-item>
            <text:list-item>
              <text:p text:style-name="P329">cloning adds ‘clonedFrom:’ field</text:p>
            </text:list-item>
            <text:list-item>
              <text:p text:style-name="P329">“Understand” focus - natural language input w/ iterative disambiguation per sentence</text:p>
            </text:list-item>
            <text:list-item>
              <text:p text:style-name="P329">initMiniMap() - should use self’s geolocation as default starting position</text:p>
            </text:list-item>
            <text:list-item>
              <text:p text:style-name="P313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13">proxy file request caching to avoid refetching on repeated or same requests from multiple people</text:p>
            </text:list-item>
            <text:list-item>
              <text:p text:style-name="P313">use default view on startup, don’t leave blank</text:p>
            </text:list-item>
            <text:list-item>
              <text:p text:style-name="P313">“see relevant” item in focus save menu (underneath ‘export’) -&gt; set list semantics to relevance, etc.. update view</text:p>
            </text:list-item>
            <text:list-item>
              <text:p text:style-name="P313">“team” main menu link = relevant to “user” = /tag/general.User</text:p>
            </text:list-item>
            <text:list-item>
              <text:p text:style-name="P313">tag cloud in report with links to /tag/*</text:p>
            </text:list-item>
            <text:list-item>
              <text:p text:style-name="P313">layouts:</text:p>
              <text:list>
                <text:list-item>
                  <text:p text:style-name="P313">hide / minimize / maximize (like blogger) focus section</text:p>
                </text:list-item>
              </text:list>
            </text:list-item>
            <text:list-item>
              <text:p text:style-name="P313">themes</text:p>
              <text:list>
                <text:list-item>
                  <text:p text:style-name="P313">styling of tag buttons both in focus editor and in object view to resemble each other</text:p>
                </text:list-item>
                <text:list-item>
                  <text:p text:style-name="P313">...automatically download and install css/bootstrap themes?</text:p>
                </text:list-item>
                <text:list-item>
                  <text:p text:style-name="P313">sounds?</text:p>
                </text:list-item>
              </text:list>
            </text:list-item>
            <text:list-item>
              <text:p text:style-name="P313">ontology search: include matches for tags and properties, their names and descriptions</text:p>
            </text:list-item>
            <text:list-item>
              <text:p text:style-name="P313">“traveling mode“ and advanced location settings, including basic location selector modal dialog</text:p>
            </text:list-item>
            <text:list-item>
              <text:p text:style-name="P313">_.extend() objects with utility methods</text:p>
            </text:list-item>
            <text:list-item>
              <text:p text:style-name="P313">focus/popup a specific object, fullscreen</text:p>
            </text:list-item>
            <text:list-item>
              <text:p text:style-name="P313">{Live update | Pagination} modes</text:p>
            </text:list-item>
            <text:list-item>
              <text:p text:style-name="P313">Relevance highlights tag button widgets (which are used in both focus editor and object viewer)</text:p>
            </text:list-item>
            <text:list-item>
              <text:p text:style-name="P313">fontsize adjust slider(s)</text:p>
            </text:list-item>
            <text:list-item>
              <text:p text:style-name="P313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13">text-to-speech</text:p>
            </text:list-item>
            <text:list-item>
              <text:p text:style-name="P313">plugin dependencies</text:p>
            </text:list-item>
            <text:list-item>
              <text:p text:style-name="P313">mobile site (extensive use of modal dialogs and sliding/toggling modes)</text:p>
            </text:list-item>
            <text:list-item>
              <text:p text:style-name="P313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13">popup/tooltip wikipedia mobile view for annotated terms. ex: “Food” -&gt; en.wikipedia.org/wiki/Food</text:p>
            </text:list-item>
            <text:list-item>
              <text:p text:style-name="P313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13">favorites: keeps attention “pinned” for certain objects at varying levels; ensures they wont be forgotten</text:p>
            </text:list-item>
            <text:list-item>
              <text:p text:style-name="P313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66" text:outline-level="10"/>
      <text:h text:style-name="P367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74">Biometrics</text:p>
                <text:list>
                  <text:list-item>
                    <text:p text:style-name="P274">Age</text:p>
                  </text:list-item>
                  <text:list-item>
                    <text:p text:style-name="P274">Weight</text:p>
                  </text:list-item>
                  <text:list-item>
                    <text:p text:style-name="P274">Height</text:p>
                  </text:list-item>
                  <text:list-item>
                    <text:p text:style-name="P274">Gender</text:p>
                  </text:list-item>
                  <text:list-item>
                    <text:p text:style-name="P274">Temperature</text:p>
                  </text:list-item>
                  <text:list-item>
                    <text:p text:style-name="P274">Ethnicity</text:p>
                  </text:list-item>
                  <text:list-item>
                    <text:p text:style-name="P274">Blood type</text:p>
                  </text:list-item>
                  <text:list-item>
                    <text:p text:style-name="P274">Genetics</text:p>
                  </text:list-item>
                  <text:list-item>
                    <text:p text:style-name="P274">Pulse Rate &amp; Variability</text:p>
                  </text:list-item>
                  <text:list-item>
                    <text:p text:style-name="P274">Blood Pressure</text:p>
                  </text:list-item>
                  <text:list-item>
                    <text:p text:style-name="P274">Breathing Rate</text:p>
                  </text:list-item>
                  <text:list-item>
                    <text:p text:style-name="P274">...</text:p>
                  </text:list-item>
                </text:list>
              </text:list-item>
              <text:list-item>
                <text:p text:style-name="P274">Hunger / Thirst</text:p>
                <text:list>
                  <text:list-item>
                    <text:p text:style-name="P274">...</text:p>
                  </text:list-item>
                </text:list>
              </text:list-item>
              <text:list-item>
                <text:p text:style-name="P274">Memory</text:p>
              </text:list-item>
              <text:list-item>
                <text:p text:style-name="P256">Focus</text:p>
              </text:list-item>
              <text:list-item>
                <text:p text:style-name="P256">Mood</text:p>
                <text:list>
                  <text:list-item>
                    <text:p text:style-name="P256">Stability</text:p>
                  </text:list-item>
                  <text:list-item>
                    <text:p text:style-name="P256">Presence of Depression</text:p>
                  </text:list-item>
                  <text:list-item>
                    <text:p text:style-name="P256">Presence of Euphoria</text:p>
                  </text:list-item>
                </text:list>
              </text:list-item>
              <text:list-item>
                <text:p text:style-name="P256">Energy</text:p>
              </text:list-item>
              <text:list-item>
                <text:p text:style-name="P256">Relax</text:p>
              </text:list-item>
              <text:list-item>
                <text:p text:style-name="P256">Athletic Performance</text:p>
              </text:list-item>
              <text:list-item>
                <text:p text:style-name="P256">Illness</text:p>
              </text:list-item>
              <text:list-item>
                <text:p text:style-name="P256">Injury</text:p>
                <text:list>
                  <text:list-item>
                    <text:p text:style-name="P256">[per body part]</text:p>
                  </text:list-item>
                </text:list>
              </text:list-item>
              <text:list-item>
                <text:p text:style-name="P256">Need to Detox and Stop...</text:p>
                <text:list>
                  <text:list-item>
                    <text:p text:style-name="P256">Alcohol Addiction</text:p>
                  </text:list-item>
                  <text:list-item>
                    <text:p text:style-name="P256">Opiate Addiction</text:p>
                  </text:list-item>
                  <text:list-item>
                    <text:p text:style-name="P256">Cocaine / Amphetamine Addiction</text:p>
                  </text:list-item>
                  <text:list-item>
                    <text:p text:style-name="P256">Benzodiazepine Addiction</text:p>
                  </text:list-item>
                  <text:list-item>
                    <text:p text:style-name="P256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57">Time </text:p>
                <text:list>
                  <text:list-item>
                    <text:p text:style-name="P257">of Day</text:p>
                  </text:list-item>
                  <text:list-item>
                    <text:p text:style-name="P257">of Year</text:p>
                  </text:list-item>
                </text:list>
              </text:list-item>
              <text:list-item>
                <text:p text:style-name="P257">Weather</text:p>
                <text:list>
                  <text:list-item>
                    <text:p text:style-name="P257">Rain Storm</text:p>
                  </text:list-item>
                  <text:list-item>
                    <text:p text:style-name="P257">Snow</text:p>
                  </text:list-item>
                  <text:list-item>
                    <text:p text:style-name="P257">Tropical Storm</text:p>
                  </text:list-item>
                  <text:list-item>
                    <text:p text:style-name="P257">Hurricane</text:p>
                  </text:list-item>
                  <text:list-item>
                    <text:p text:style-name="P257">Tornado</text:p>
                  </text:list-item>
                  <text:list-item>
                    <text:p text:style-name="P257">Tsunami</text:p>
                  </text:list-item>
                  <text:list-item>
                    <text:p text:style-name="P257">..</text:p>
                  </text:list-item>
                </text:list>
              </text:list-item>
              <text:list-item>
                <text:p text:style-name="P257">Pollution</text:p>
                <text:list>
                  <text:list-item>
                    <text:p text:style-name="P257">Air/Water Quality</text:p>
                  </text:list-item>
                  <text:list-item>
                    <text:p text:style-name="P257">Radiation</text:p>
                  </text:list-item>
                  <text:list-item>
                    <text:p text:style-name="P257">Electrosmog</text:p>
                  </text:list-item>
                  <text:list-item>
                    <text:p text:style-name="P257">...</text:p>
                  </text:list-item>
                </text:list>
              </text:list-item>
              <text:list-item>
                <text:p text:style-name="P257">Crime</text:p>
              </text:list-item>
              <text:list-item>
                <text:p text:style-name="P257">Economic</text:p>
              </text:list-item>
              <text:list-item>
                <text:p text:style-name="P257">Sociopolitical</text:p>
                <text:list>
                  <text:list-item>
                    <text:p text:style-name="P257">Vote</text:p>
                  </text:list-item>
                  <text:list-item>
                    <text:p text:style-name="P257">Taxes</text:p>
                  </text:list-item>
                  <text:list-item>
                    <text:p text:style-name="P257">...</text:p>
                  </text:list-item>
                </text:list>
              </text:list-item>
              <text:list-item>
                <text:p text:style-name="P257">Cultural</text:p>
                <text:list>
                  <text:list-item>
                    <text:p text:style-name="P257">Holidays</text:p>
                  </text:list-item>
                </text:list>
              </text:list-item>
              <text:list-item>
                <text:p text:style-name="P257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58">[Item, Quantity]</text:p>
              </text:list-item>
              <text:list-item>
                <text:p text:style-name="P258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59">Relationship Quality</text:p>
                <text:list>
                  <text:list-item>
                    <text:p text:style-name="P259">Animals / Pets</text:p>
                  </text:list-item>
                  <text:list-item>
                    <text:p text:style-name="P259">Strangers</text:p>
                  </text:list-item>
                  <text:list-item>
                    <text:p text:style-name="P259">Coworker</text:p>
                  </text:list-item>
                  <text:list-item>
                    <text:p text:style-name="P259">Student / Teacher</text:p>
                  </text:list-item>
                  <text:list-item>
                    <text:p text:style-name="P259">Friend</text:p>
                  </text:list-item>
                  <text:list-item>
                    <text:p text:style-name="P259">Family</text:p>
                  </text:list-item>
                  <text:list-item>
                    <text:p text:style-name="P259">Roommate</text:p>
                  </text:list-item>
                  <text:list-item>
                    <text:p text:style-name="P259">Boyfriend/Girlfriend</text:p>
                  </text:list-item>
                  <text:list-item>
                    <text:p text:style-name="P259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60">Acquire Item (ex: store purchase or borrow/trade)</text:p>
              </text:list-item>
              <text:list-item>
                <text:p text:style-name="P260">Consume Item</text:p>
                <text:list>
                  <text:list-item>
                    <text:p text:style-name="P260">Quantity Range (Dose)</text:p>
                  </text:list-item>
                  <text:list-item>
                    <text:p text:style-name="P260">Frequency</text:p>
                  </text:list-item>
                  <text:list-item>
                    <text:p text:style-name="P260">Ingestion Method</text:p>
                    <text:list>
                      <text:list-item>
                        <text:p text:style-name="P260">Orally</text:p>
                      </text:list-item>
                      <text:list-item>
                        <text:p text:style-name="P260">Sublingually</text:p>
                      </text:list-item>
                      <text:list-item>
                        <text:p text:style-name="P260">IV</text:p>
                      </text:list-item>
                      <text:list-item>
                        <text:p text:style-name="P260">…</text:p>
                      </text:list-item>
                    </text:list>
                  </text:list-item>
                  <text:list-item>
                    <text:p text:style-name="P260">Ingestion Activity (dose response curves vs. time, for warning when a drug is biologically effective or ineffective)</text:p>
                  </text:list-item>
                  <text:list-item>
                    <text:p text:style-name="P260">Contraindications/Indications</text:p>
                  </text:list-item>
                </text:list>
              </text:list-item>
              <text:list-item>
                <text:p text:style-name="P260">Gather / Ready / Deploy / Attend_to Item (get it ready for use)</text:p>
                <text:list>
                  <text:list-item>
                    <text:p text:style-name="P260">saving minutes in the case of an emergency could save a life</text:p>
                  </text:list-item>
                </text:list>
              </text:list-item>
              <text:list-item>
                <text:p text:style-name="P260">Share Item</text:p>
              </text:list-item>
              <text:list-item>
                <text:p text:style-name="P260">Travel</text:p>
              </text:list-item>
              <text:list-item>
                <text:p text:style-name="P260">Contact</text:p>
              </text:list-item>
              <text:list-item>
                <text:p text:style-name="P260">Relax / Do Nothing / Be Patient</text:p>
              </text:list-item>
              <text:list-item>
                <text:p text:style-name="P260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81</meta:editing-cycles>
    <dc:date>2014-01-24T19:45:27.795387181</dc:date>
    <meta:editing-duration>P15DT2H52M8S</meta:editing-duration>
    <meta:document-statistic meta:table-count="7" meta:image-count="0" meta:object-count="0" meta:page-count="1" meta:paragraph-count="1031" meta:word-count="6815" meta:character-count="43222" meta:non-whitespace-character-count="38181"/>
  </office:meta>
</office:document-meta>
</file>